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Tahoma, Helvetica, FreeSans, sans-serif"/>
    <style:font-face style:name="Arial2" svg:font-family="Arial, Tahoma, Verdana, Helvetica, sans-serif"/>
    <style:font-face style:name="Calibri" svg:font-family="Calibri, Helvetica, Arial, sans-serif"/>
    <style:font-face style:name="Helvetica Neue" svg:font-family="'Helvetica Neue', Helvetica, Arial, sans-serif"/>
    <style:font-face style:name="Tahoma1" svg:font-family="Tahoma"/>
    <style:font-face style:name="Verdana" svg:font-family="Verdana, Arial, sans-serif"/>
    <style:font-face style:name="sans-serif" svg:font-family="sans-serif"/>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6.3in" table:align="margins"/>
    </style:style>
    <style:style style:name="Tabelle1.A" style:family="table-column">
      <style:table-column-properties style:column-width="1.575in" style:rel-column-width="16383*"/>
    </style:style>
    <style:style style:name="Tabelle1.C" style:family="table-column">
      <style:table-column-properties style:column-width="3.15in" style:rel-column-width="32766*"/>
    </style:style>
    <style:style style:name="Tabelle1.A1" style:family="table-cell">
      <style:table-cell-properties fo:padding="0.0382in" fo:border-left="0.05pt solid #000000" fo:border-right="none" fo:border-top="0.05pt solid #000000" fo:border-bottom="0.05pt solid #000000"/>
    </style:style>
    <style:style style:name="Tabelle1.C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50%" fo:text-align="center" style:justify-single-word="false"/>
      <style:text-properties fo:language="de" fo:country="DE" officeooo:rsid="00024fbe" officeooo:paragraph-rsid="00024fbe"/>
    </style:style>
    <style:style style:name="P2" style:family="paragraph" style:parent-style-name="Text_20_body" style:list-style-name="L1">
      <style:paragraph-properties fo:line-height="150%"/>
      <style:text-properties fo:language="de" fo:country="DE" officeooo:rsid="00024fbe" officeooo:paragraph-rsid="00024fbe"/>
    </style:style>
    <style:style style:name="P3" style:family="paragraph" style:parent-style-name="Text_20_body" style:list-style-name="L1">
      <style:paragraph-properties fo:line-height="150%"/>
      <style:text-properties fo:language="de" fo:country="DE" officeooo:rsid="00199525" officeooo:paragraph-rsid="00199525"/>
    </style:style>
    <style:style style:name="P4" style:family="paragraph" style:parent-style-name="Text_20_body" style:list-style-name="L1">
      <style:paragraph-properties fo:line-height="150%"/>
      <style:text-properties fo:language="de" fo:country="DE" officeooo:rsid="0004ce73" officeooo:paragraph-rsid="0004ce73"/>
    </style:style>
    <style:style style:name="P5" style:family="paragraph" style:parent-style-name="Text_20_body" style:list-style-name="L1">
      <style:paragraph-properties fo:line-height="150%"/>
      <style:text-properties fo:language="de" fo:country="DE" officeooo:rsid="00063cc8" officeooo:paragraph-rsid="00063cc8"/>
    </style:style>
    <style:style style:name="P6" style:family="paragraph" style:parent-style-name="Text_20_body" style:list-style-name="L1">
      <style:paragraph-properties fo:line-height="150%"/>
      <style:text-properties fo:language="de" fo:country="DE" officeooo:rsid="00033e5c" officeooo:paragraph-rsid="00033e5c"/>
    </style:style>
    <style:style style:name="P7" style:family="paragraph" style:parent-style-name="Text_20_body" style:list-style-name="L1">
      <style:paragraph-properties fo:line-height="150%"/>
      <style:text-properties fo:language="de" fo:country="DE" officeooo:rsid="00054fe8" officeooo:paragraph-rsid="00054fe8"/>
    </style:style>
    <style:style style:name="P8" style:family="paragraph" style:parent-style-name="Text_20_body" style:list-style-name="L1">
      <style:paragraph-properties fo:line-height="150%"/>
      <style:text-properties fo:language="de" fo:country="DE" officeooo:rsid="0038fdff" officeooo:paragraph-rsid="0038fdff"/>
    </style:style>
    <style:style style:name="P9" style:family="paragraph" style:parent-style-name="Text_20_body" style:list-style-name="L1">
      <style:paragraph-properties fo:line-height="150%"/>
      <style:text-properties fo:language="de" fo:country="DE" officeooo:rsid="00409282" officeooo:paragraph-rsid="00409282"/>
    </style:style>
    <style:style style:name="P10" style:family="paragraph" style:parent-style-name="Text_20_body" style:list-style-name="L1">
      <style:paragraph-properties fo:line-height="150%"/>
      <style:text-properties fo:language="de" fo:country="DE" officeooo:rsid="00414932" officeooo:paragraph-rsid="00414932"/>
    </style:style>
    <style:style style:name="P11" style:family="paragraph" style:parent-style-name="Text_20_body">
      <style:paragraph-properties fo:line-height="150%"/>
      <style:text-properties fo:language="de" fo:country="DE" officeooo:rsid="002e0d22" officeooo:paragraph-rsid="002edefd"/>
    </style:style>
    <style:style style:name="P12" style:family="paragraph" style:parent-style-name="Text_20_body">
      <style:paragraph-properties fo:line-height="150%"/>
      <style:text-properties fo:language="de" fo:country="DE" officeooo:rsid="002e0d22" officeooo:paragraph-rsid="00452249"/>
    </style:style>
    <style:style style:name="P13" style:family="paragraph" style:parent-style-name="Text_20_body" style:list-style-name="L1">
      <style:paragraph-properties fo:line-height="150%"/>
      <style:text-properties fo:language="de" fo:country="DE" officeooo:rsid="0058b999" officeooo:paragraph-rsid="0058b999"/>
    </style:style>
    <style:style style:name="P14" style:family="paragraph" style:parent-style-name="Text_20_body">
      <style:paragraph-properties fo:line-height="150%"/>
      <style:text-properties fo:language="de" fo:country="DE" officeooo:rsid="002edefd" officeooo:paragraph-rsid="002edefd"/>
    </style:style>
    <style:style style:name="P15" style:family="paragraph" style:parent-style-name="Text_20_body">
      <style:paragraph-properties fo:line-height="150%"/>
      <style:text-properties fo:language="de" fo:country="DE" officeooo:rsid="0001dade" officeooo:paragraph-rsid="0001dade"/>
    </style:style>
    <style:style style:name="P16" style:family="paragraph" style:parent-style-name="Text_20_body">
      <style:paragraph-properties fo:line-height="150%"/>
      <style:text-properties fo:font-variant="normal" fo:text-transform="none" fo:color="#000000" fo:letter-spacing="normal" fo:font-style="normal" fo:font-weight="normal" officeooo:paragraph-rsid="000f9129"/>
    </style:style>
    <style:style style:name="P17"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146aae" officeooo:paragraph-rsid="00146aae" style:font-size-asian="12pt" style:font-style-asian="normal" style:font-weight-asian="normal" style:font-size-complex="12pt" style:font-style-complex="normal" style:font-weight-complex="normal"/>
    </style:style>
    <style:style style:name="P18" style:family="paragraph" style:parent-style-name="Text_20_body" style:list-style-name="L11">
      <style:paragraph-properties fo:line-height="150%"/>
      <style:text-properties fo:font-variant="normal" fo:text-transform="none" fo:color="#000000" style:font-name="Times New Roman" fo:font-size="12pt" fo:letter-spacing="normal" fo:font-style="normal" fo:font-weight="normal" officeooo:paragraph-rsid="00a9a781" style:font-size-asian="12pt" style:font-size-complex="12pt"/>
    </style:style>
    <style:style style:name="P19" style:family="paragraph" style:parent-style-name="Text_20_body">
      <style:paragraph-properties fo:line-height="150%"/>
      <style:text-properties officeooo:rsid="001e6d26" officeooo:paragraph-rsid="00266025"/>
    </style:style>
    <style:style style:name="P20" style:family="paragraph" style:parent-style-name="Text_20_body">
      <style:paragraph-properties fo:line-height="150%"/>
      <style:text-properties officeooo:rsid="00266025" officeooo:paragraph-rsid="00266025"/>
    </style:style>
    <style:style style:name="P21" style:family="paragraph" style:parent-style-name="Text_20_body">
      <style:paragraph-properties fo:line-height="150%"/>
      <style:text-properties officeooo:rsid="003ae412" officeooo:paragraph-rsid="003ae412"/>
    </style:style>
    <style:style style:name="P22" style:family="paragraph" style:parent-style-name="Text_20_body">
      <style:paragraph-properties fo:line-height="150%"/>
      <style:text-properties officeooo:rsid="003ce439" officeooo:paragraph-rsid="003ce439"/>
    </style:style>
    <style:style style:name="P23" style:family="paragraph" style:parent-style-name="Text_20_body">
      <style:paragraph-properties fo:line-height="150%"/>
      <style:text-properties officeooo:rsid="00409282" officeooo:paragraph-rsid="00409282"/>
    </style:style>
    <style:style style:name="P24" style:family="paragraph" style:parent-style-name="Text_20_body">
      <style:paragraph-properties fo:line-height="150%"/>
      <style:text-properties officeooo:rsid="004ddcd8" officeooo:paragraph-rsid="004f6dd8"/>
    </style:style>
    <style:style style:name="P25" style:family="paragraph" style:parent-style-name="Text_20_body">
      <style:paragraph-properties fo:line-height="150%"/>
      <style:text-properties officeooo:rsid="004ddcd8" officeooo:paragraph-rsid="004ddcd8"/>
    </style:style>
    <style:style style:name="P26" style:family="paragraph" style:parent-style-name="Text_20_body">
      <style:paragraph-properties fo:line-height="150%"/>
      <style:text-properties officeooo:rsid="005159f1" officeooo:paragraph-rsid="0054679a"/>
    </style:style>
    <style:style style:name="P27" style:family="paragraph" style:parent-style-name="Text_20_body">
      <style:paragraph-properties fo:line-height="150%"/>
      <style:text-properties officeooo:rsid="00560218" officeooo:paragraph-rsid="00568ad2"/>
    </style:style>
    <style:style style:name="P28" style:family="paragraph" style:parent-style-name="Text_20_body">
      <style:paragraph-properties fo:line-height="150%"/>
      <style:text-properties officeooo:rsid="005d988f" officeooo:paragraph-rsid="005f673b"/>
    </style:style>
    <style:style style:name="P29" style:family="paragraph" style:parent-style-name="Text_20_body">
      <style:paragraph-properties fo:line-height="150%"/>
      <style:text-properties officeooo:rsid="005d988f" officeooo:paragraph-rsid="005d988f"/>
    </style:style>
    <style:style style:name="P30" style:family="paragraph" style:parent-style-name="Text_20_body">
      <style:paragraph-properties fo:line-height="150%"/>
      <style:text-properties officeooo:rsid="00600f1a" officeooo:paragraph-rsid="00600f1a"/>
    </style:style>
    <style:style style:name="P31" style:family="paragraph" style:parent-style-name="Text_20_body">
      <style:paragraph-properties fo:line-height="150%"/>
      <style:text-properties officeooo:rsid="0064f34e" officeooo:paragraph-rsid="0064f34e"/>
    </style:style>
    <style:style style:name="P32" style:family="paragraph" style:parent-style-name="Text_20_body">
      <style:paragraph-properties fo:line-height="150%"/>
      <style:text-properties officeooo:rsid="006ebf6d" officeooo:paragraph-rsid="006ebf6d"/>
    </style:style>
    <style:style style:name="P33" style:family="paragraph" style:parent-style-name="Text_20_body">
      <style:paragraph-properties fo:line-height="150%"/>
      <style:text-properties officeooo:rsid="0070f7e6" officeooo:paragraph-rsid="0074b41e"/>
    </style:style>
    <style:style style:name="P34" style:family="paragraph" style:parent-style-name="Text_20_body">
      <style:paragraph-properties fo:line-height="150%"/>
      <style:text-properties officeooo:rsid="0070f7e6" officeooo:paragraph-rsid="0070f7e6"/>
    </style:style>
    <style:style style:name="P35" style:family="paragraph" style:parent-style-name="Text_20_body">
      <style:paragraph-properties fo:line-height="150%"/>
      <style:text-properties officeooo:rsid="00745616" officeooo:paragraph-rsid="0074b41e"/>
    </style:style>
    <style:style style:name="P36" style:family="paragraph" style:parent-style-name="Text_20_body" style:list-style-name="L4">
      <style:paragraph-properties fo:line-height="150%"/>
      <style:text-properties officeooo:rsid="0075f520" officeooo:paragraph-rsid="0075f520"/>
    </style:style>
    <style:style style:name="P37" style:family="paragraph" style:parent-style-name="Text_20_body">
      <style:paragraph-properties fo:line-height="150%"/>
      <style:text-properties officeooo:rsid="007e7e76" officeooo:paragraph-rsid="007e7e76"/>
    </style:style>
    <style:style style:name="P38" style:family="paragraph" style:parent-style-name="Text_20_body" style:list-style-name="L8">
      <style:paragraph-properties fo:line-height="150%"/>
      <style:text-properties officeooo:rsid="00803ee6" officeooo:paragraph-rsid="00803ee6"/>
    </style:style>
    <style:style style:name="P39" style:family="paragraph" style:parent-style-name="Text_20_body" style:list-style-name="L8">
      <style:paragraph-properties fo:line-height="150%"/>
      <style:text-properties officeooo:rsid="00803ee6" officeooo:paragraph-rsid="00b04985"/>
    </style:style>
    <style:style style:name="P40" style:family="paragraph" style:parent-style-name="Text_20_body" style:list-style-name="L8">
      <style:paragraph-properties fo:line-height="150%"/>
      <style:text-properties officeooo:rsid="00803ee6" officeooo:paragraph-rsid="00b2221b"/>
    </style:style>
    <style:style style:name="P41" style:family="paragraph" style:parent-style-name="Text_20_body" style:list-style-name="L8">
      <style:paragraph-properties fo:line-height="150%"/>
      <style:text-properties officeooo:rsid="00803ee6" officeooo:paragraph-rsid="00b39161"/>
    </style:style>
    <style:style style:name="P42" style:family="paragraph" style:parent-style-name="Text_20_body" style:list-style-name="L8">
      <style:paragraph-properties fo:line-height="150%" fo:text-align="justify" style:justify-single-word="false"/>
      <style:text-properties officeooo:rsid="00803ee6" officeooo:paragraph-rsid="00b39161"/>
    </style:style>
    <style:style style:name="P43" style:family="paragraph" style:parent-style-name="Text_20_body">
      <style:paragraph-properties fo:line-height="150%"/>
      <style:text-properties officeooo:rsid="0082b225" officeooo:paragraph-rsid="0082b225"/>
    </style:style>
    <style:style style:name="P44" style:family="paragraph" style:parent-style-name="Text_20_body">
      <style:paragraph-properties fo:line-height="150%"/>
      <style:text-properties officeooo:rsid="0084e900" officeooo:paragraph-rsid="00869cf1"/>
    </style:style>
    <style:style style:name="P45" style:family="paragraph" style:parent-style-name="Text_20_body">
      <style:paragraph-properties fo:line-height="150%"/>
      <style:text-properties officeooo:rsid="0089276e" officeooo:paragraph-rsid="0089276e"/>
    </style:style>
    <style:style style:name="P46" style:family="paragraph" style:parent-style-name="Text_20_body">
      <style:paragraph-properties fo:line-height="150%"/>
      <style:text-properties officeooo:rsid="0092bf38" officeooo:paragraph-rsid="0092bf38"/>
    </style:style>
    <style:style style:name="P47" style:family="paragraph" style:parent-style-name="Text_20_body">
      <style:paragraph-properties fo:line-height="150%"/>
      <style:text-properties officeooo:rsid="009a691c" officeooo:paragraph-rsid="009a691c"/>
    </style:style>
    <style:style style:name="P48" style:family="paragraph" style:parent-style-name="Text_20_body">
      <style:paragraph-properties fo:line-height="150%"/>
      <style:text-properties officeooo:rsid="009fdea5" officeooo:paragraph-rsid="009fdea5"/>
    </style:style>
    <style:style style:name="P49" style:family="paragraph" style:parent-style-name="Text_20_body">
      <style:paragraph-properties fo:line-height="150%"/>
      <style:text-properties style:font-name="Times New Roman" fo:language="de" fo:country="DE"/>
    </style:style>
    <style:style style:name="P50" style:family="paragraph" style:parent-style-name="Text_20_body">
      <style:paragraph-properties fo:line-height="150%"/>
      <style:text-properties style:font-name="Times New Roman" fo:language="de" fo:country="DE" officeooo:rsid="0007e3c6" officeooo:paragraph-rsid="0009b34e"/>
    </style:style>
    <style:style style:name="P51" style:family="paragraph" style:parent-style-name="Text_20_body">
      <style:paragraph-properties fo:line-height="150%"/>
      <style:text-properties style:font-name="Times New Roman" fo:language="de" fo:country="DE" officeooo:rsid="000a9a39" officeooo:paragraph-rsid="000a9a39"/>
    </style:style>
    <style:style style:name="P52" style:family="paragraph" style:parent-style-name="Text_20_body">
      <style:paragraph-properties fo:line-height="150%"/>
      <style:text-properties style:font-name="Times New Roman" fo:language="de" fo:country="DE" officeooo:rsid="0010a4c7" officeooo:paragraph-rsid="0010a4c7"/>
    </style:style>
    <style:style style:name="P53" style:family="paragraph" style:parent-style-name="Text_20_body">
      <style:paragraph-properties fo:line-height="150%"/>
      <style:text-properties style:font-name="Times New Roman" fo:language="de" fo:country="DE" officeooo:rsid="000defe4" officeooo:paragraph-rsid="000defe4"/>
    </style:style>
    <style:style style:name="P54" style:family="paragraph" style:parent-style-name="Text_20_body">
      <style:paragraph-properties fo:line-height="150%"/>
      <style:text-properties officeooo:rsid="002aaaad" officeooo:paragraph-rsid="002aaaad"/>
    </style:style>
    <style:style style:name="P55" style:family="paragraph" style:parent-style-name="Text_20_body">
      <style:paragraph-properties fo:line-height="150%"/>
      <style:text-properties officeooo:rsid="00a87642" officeooo:paragraph-rsid="00a9a781"/>
    </style:style>
    <style:style style:name="P56" style:family="paragraph" style:parent-style-name="Text_20_body">
      <style:paragraph-properties fo:line-height="150%"/>
      <style:text-properties officeooo:rsid="00ad5959" officeooo:paragraph-rsid="00ad5959"/>
    </style:style>
    <style:style style:name="P57" style:family="paragraph" style:parent-style-name="Text_20_body">
      <style:paragraph-properties fo:line-height="150%"/>
      <style:text-properties officeooo:rsid="00b04985" officeooo:paragraph-rsid="00b04985"/>
    </style:style>
    <style:style style:name="P58" style:family="paragraph" style:parent-style-name="Text_20_body">
      <style:paragraph-properties fo:line-height="150%"/>
      <style:text-properties officeooo:rsid="00b31522" officeooo:paragraph-rsid="00b31522"/>
    </style:style>
    <style:style style:name="P59" style:family="paragraph" style:parent-style-name="Text_20_body">
      <style:paragraph-properties fo:line-height="150%"/>
      <style:text-properties officeooo:rsid="00b9cc3f" officeooo:paragraph-rsid="00b9cc3f"/>
    </style:style>
    <style:style style:name="P60" style:family="paragraph" style:parent-style-name="Text_20_body">
      <style:paragraph-properties fo:line-height="150%"/>
      <style:text-properties officeooo:rsid="0028097d" officeooo:paragraph-rsid="0028097d"/>
    </style:style>
    <style:style style:name="P61" style:family="paragraph" style:parent-style-name="Text_20_body">
      <style:paragraph-properties fo:line-height="150%"/>
    </style:style>
    <style:style style:name="P62" style:family="paragraph" style:parent-style-name="Text_20_body">
      <style:paragraph-properties fo:line-height="150%"/>
      <style:text-properties officeooo:paragraph-rsid="00146aae"/>
    </style:style>
    <style:style style:name="P63" style:family="paragraph" style:parent-style-name="Text_20_body">
      <style:paragraph-properties fo:line-height="150%"/>
      <style:text-properties officeooo:paragraph-rsid="0089276e"/>
    </style:style>
    <style:style style:name="P64" style:family="paragraph" style:parent-style-name="Text_20_body">
      <style:paragraph-properties fo:line-height="150%"/>
      <style:text-properties officeooo:paragraph-rsid="00315f6b"/>
    </style:style>
    <style:style style:name="P65" style:family="paragraph" style:parent-style-name="Text_20_body">
      <style:paragraph-properties fo:line-height="150%"/>
      <style:text-properties officeooo:paragraph-rsid="0058b999"/>
    </style:style>
    <style:style style:name="P66" style:family="paragraph" style:parent-style-name="Text_20_body">
      <style:paragraph-properties fo:line-height="150%"/>
      <style:text-properties officeooo:paragraph-rsid="00a9a781"/>
    </style:style>
    <style:style style:name="P67" style:family="paragraph" style:parent-style-name="Text_20_body">
      <style:paragraph-properties fo:line-height="150%"/>
      <style:text-properties officeooo:paragraph-rsid="0078f6e0"/>
    </style:style>
    <style:style style:name="P68" style:family="paragraph" style:parent-style-name="Text_20_body">
      <style:paragraph-properties fo:line-height="150%"/>
      <style:text-properties officeooo:paragraph-rsid="0052b33d"/>
    </style:style>
    <style:style style:name="P69" style:family="paragraph" style:parent-style-name="Text_20_body">
      <style:paragraph-properties fo:line-height="150%"/>
      <style:text-properties officeooo:paragraph-rsid="00803ee6"/>
    </style:style>
    <style:style style:name="P70" style:family="paragraph" style:parent-style-name="Text_20_body">
      <style:paragraph-properties fo:line-height="150%"/>
      <style:text-properties officeooo:paragraph-rsid="0076536e"/>
    </style:style>
    <style:style style:name="P71" style:family="paragraph" style:parent-style-name="Text_20_body">
      <style:paragraph-properties fo:line-height="150%"/>
      <style:text-properties officeooo:rsid="00142532" officeooo:paragraph-rsid="00142532"/>
    </style:style>
    <style:style style:name="P72" style:family="paragraph" style:parent-style-name="Text_20_body">
      <style:paragraph-properties fo:line-height="150%"/>
      <style:text-properties officeooo:rsid="00146aae" officeooo:paragraph-rsid="00146aae"/>
    </style:style>
    <style:style style:name="P73" style:family="paragraph" style:parent-style-name="Text_20_body">
      <style:paragraph-properties fo:line-height="150%"/>
      <style:text-properties officeooo:rsid="0018c596" officeooo:paragraph-rsid="0018c596"/>
    </style:style>
    <style:style style:name="P74" style:family="paragraph" style:parent-style-name="Text_20_body">
      <style:paragraph-properties fo:line-height="150%"/>
      <style:text-properties officeooo:rsid="001db4c8" officeooo:paragraph-rsid="00266025"/>
    </style:style>
    <style:style style:name="P75" style:family="paragraph" style:parent-style-name="Text_20_body">
      <style:paragraph-properties fo:line-height="150%"/>
      <style:text-properties officeooo:rsid="00bf1ac6" officeooo:paragraph-rsid="00bf1ac6"/>
    </style:style>
    <style:style style:name="P76" style:family="paragraph" style:parent-style-name="Text_20_body">
      <style:paragraph-properties fo:line-height="150%"/>
      <style:text-properties officeooo:rsid="00c04657" officeooo:paragraph-rsid="00c04657"/>
    </style:style>
    <style:style style:name="P77" style:family="paragraph" style:parent-style-name="Text_20_body">
      <style:paragraph-properties fo:line-height="150%"/>
      <style:text-properties officeooo:rsid="00c43169" officeooo:paragraph-rsid="00c43169"/>
    </style:style>
    <style:style style:name="P78" style:family="paragraph" style:parent-style-name="Text_20_body" style:list-style-name="L1">
      <style:paragraph-properties fo:margin-left="0.9807in" fo:margin-right="0in" fo:line-height="150%" fo:text-indent="-0.25in" style:auto-text-indent="false"/>
      <style:text-properties fo:language="de" fo:country="DE" officeooo:rsid="00414932" officeooo:paragraph-rsid="00414932"/>
    </style:style>
    <style:style style:name="P79" style:family="paragraph" style:parent-style-name="Text_20_body">
      <style:paragraph-properties fo:margin-left="0in" fo:margin-right="0in" fo:line-height="150%" fo:text-align="start" style:justify-single-word="false" fo:text-indent="0in" style:auto-text-indent="false"/>
      <style:text-properties officeooo:rsid="00b04985" officeooo:paragraph-rsid="00b04985"/>
    </style:style>
    <style:style style:name="P80" style:family="paragraph" style:parent-style-name="Text_20_body">
      <style:paragraph-properties fo:line-height="150%" fo:break-before="page"/>
      <style:text-properties officeooo:rsid="0089276e" officeooo:paragraph-rsid="0089276e"/>
    </style:style>
    <style:style style:name="P81" style:family="paragraph" style:parent-style-name="Text_20_body" style:list-style-name="L11">
      <style:paragraph-properties fo:margin-top="0in" fo:margin-bottom="0in" style:contextual-spacing="false" fo:line-height="150%" fo:text-align="start" style:justify-single-word="false" fo:widows="1"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82" style:family="paragraph" style:parent-style-name="Title">
      <style:paragraph-properties fo:line-height="150%" fo:text-align="center" style:justify-single-word="false"/>
      <style:text-properties fo:language="de" fo:country="DE" officeooo:rsid="0001dade" officeooo:paragraph-rsid="0001dade"/>
    </style:style>
    <style:style style:name="P83" style:family="paragraph" style:parent-style-name="Heading_20_3">
      <style:paragraph-properties fo:line-height="150%"/>
      <style:text-properties officeooo:rsid="00409282" officeooo:paragraph-rsid="00409282"/>
    </style:style>
    <style:style style:name="P84" style:family="paragraph" style:parent-style-name="Heading_20_3">
      <style:paragraph-properties fo:line-height="150%"/>
      <style:text-properties officeooo:rsid="004ddcd8" officeooo:paragraph-rsid="00568ad2"/>
    </style:style>
    <style:style style:name="P85" style:family="paragraph" style:parent-style-name="Heading_20_3">
      <style:paragraph-properties fo:line-height="150%"/>
      <style:text-properties officeooo:rsid="004ddcd8" officeooo:paragraph-rsid="0052b33d"/>
    </style:style>
    <style:style style:name="P86" style:family="paragraph" style:parent-style-name="Heading_20_3">
      <style:paragraph-properties fo:line-height="150%"/>
      <style:text-properties officeooo:rsid="004ddcd8" officeooo:paragraph-rsid="00ba8512"/>
    </style:style>
    <style:style style:name="P87" style:family="paragraph" style:parent-style-name="Heading_20_3">
      <style:paragraph-properties fo:line-height="150%" fo:text-align="justify" style:justify-single-word="false"/>
      <style:text-properties officeooo:rsid="004ddcd8" officeooo:paragraph-rsid="00ba8512"/>
    </style:style>
    <style:style style:name="P88" style:family="paragraph" style:parent-style-name="Heading_20_3">
      <style:paragraph-properties fo:line-height="150%"/>
      <style:text-properties officeooo:rsid="00568ad2" officeooo:paragraph-rsid="00568ad2"/>
    </style:style>
    <style:style style:name="P89" style:family="paragraph" style:parent-style-name="Heading_20_3">
      <style:paragraph-properties fo:line-height="150%"/>
      <style:text-properties officeooo:rsid="0058b999" officeooo:paragraph-rsid="0058b999"/>
    </style:style>
    <style:style style:name="P90" style:family="paragraph" style:parent-style-name="Heading_20_3">
      <style:paragraph-properties fo:line-height="150%"/>
      <style:text-properties officeooo:rsid="006a222b" officeooo:paragraph-rsid="006a222b"/>
    </style:style>
    <style:style style:name="P91" style:family="paragraph" style:parent-style-name="Heading_20_3">
      <style:paragraph-properties fo:line-height="150%"/>
      <style:text-properties officeooo:rsid="0076536e" officeooo:paragraph-rsid="0076536e"/>
    </style:style>
    <style:style style:name="P92" style:family="paragraph" style:parent-style-name="Heading_20_3">
      <style:paragraph-properties fo:line-height="150%"/>
      <style:text-properties officeooo:rsid="0078f6e0" officeooo:paragraph-rsid="0078f6e0"/>
    </style:style>
    <style:style style:name="P93" style:family="paragraph" style:parent-style-name="Heading_20_3">
      <style:paragraph-properties fo:line-height="150%"/>
      <style:text-properties officeooo:rsid="0089276e" officeooo:paragraph-rsid="0089276e"/>
    </style:style>
    <style:style style:name="P94" style:family="paragraph" style:parent-style-name="Heading_20_3">
      <style:paragraph-properties fo:line-height="150%"/>
      <style:text-properties officeooo:rsid="00af1637" officeooo:paragraph-rsid="00af1637"/>
    </style:style>
    <style:style style:name="P95" style:family="paragraph" style:parent-style-name="Heading_20_3">
      <style:paragraph-properties fo:line-height="150%"/>
      <style:text-properties officeooo:rsid="00b31522" officeooo:paragraph-rsid="00b31522"/>
    </style:style>
    <style:style style:name="P96" style:family="paragraph" style:parent-style-name="Heading_20_3">
      <style:paragraph-properties fo:line-height="150%"/>
      <style:text-properties officeooo:paragraph-rsid="004ddcd8"/>
    </style:style>
    <style:style style:name="P97" style:family="paragraph" style:parent-style-name="Heading_20_3">
      <style:paragraph-properties fo:line-height="150%"/>
      <style:text-properties officeooo:paragraph-rsid="009bc7f0"/>
    </style:style>
    <style:style style:name="P98" style:family="paragraph" style:parent-style-name="Heading_20_3">
      <style:paragraph-properties fo:margin-left="0.5in" fo:margin-right="0in" fo:line-height="150%" fo:text-indent="-0.5in" style:auto-text-indent="false"/>
      <style:text-properties officeooo:rsid="004ddcd8" officeooo:paragraph-rsid="0052b33d"/>
    </style:style>
    <style:style style:name="P99" style:family="paragraph" style:parent-style-name="Heading_20_2">
      <style:paragraph-properties fo:line-height="150%"/>
      <style:text-properties officeooo:rsid="00304b06" officeooo:paragraph-rsid="00304b06"/>
    </style:style>
    <style:style style:name="P100" style:family="paragraph" style:parent-style-name="Heading_20_2">
      <style:paragraph-properties fo:line-height="150%"/>
      <style:text-properties officeooo:rsid="003ce439" officeooo:paragraph-rsid="003ce439"/>
    </style:style>
    <style:style style:name="P101" style:family="paragraph" style:parent-style-name="Heading_20_2">
      <style:paragraph-properties fo:line-height="150%"/>
      <style:text-properties officeooo:rsid="003d8aa0" officeooo:paragraph-rsid="003d8aa0"/>
    </style:style>
    <style:style style:name="P102" style:family="paragraph" style:parent-style-name="Heading_20_2">
      <style:paragraph-properties fo:line-height="150%"/>
      <style:text-properties officeooo:rsid="004ddcd8" officeooo:paragraph-rsid="0052b33d"/>
    </style:style>
    <style:style style:name="P103" style:family="paragraph" style:parent-style-name="Heading_20_2">
      <style:paragraph-properties fo:line-height="150%"/>
      <style:text-properties officeooo:rsid="0070f7e6" officeooo:paragraph-rsid="0070f7e6"/>
    </style:style>
    <style:style style:name="P104" style:family="paragraph" style:parent-style-name="Heading_20_2">
      <style:paragraph-properties fo:line-height="150%"/>
      <style:text-properties officeooo:rsid="0076536e" officeooo:paragraph-rsid="0076536e"/>
    </style:style>
    <style:style style:name="P105" style:family="paragraph" style:parent-style-name="Heading_20_2">
      <style:paragraph-properties fo:line-height="150%"/>
      <style:text-properties officeooo:rsid="0078164d" officeooo:paragraph-rsid="0078164d"/>
    </style:style>
    <style:style style:name="P106" style:family="paragraph" style:parent-style-name="Heading_20_2">
      <style:paragraph-properties fo:line-height="150%"/>
      <style:text-properties officeooo:rsid="0089276e" officeooo:paragraph-rsid="0089276e"/>
    </style:style>
    <style:style style:name="P107" style:family="paragraph" style:parent-style-name="Heading_20_2">
      <style:paragraph-properties fo:line-height="150%"/>
      <style:text-properties officeooo:paragraph-rsid="0038fdff"/>
    </style:style>
    <style:style style:name="P108" style:family="paragraph" style:parent-style-name="Heading_20_4">
      <style:paragraph-properties fo:margin-left="0.5in" fo:margin-right="0in" fo:line-height="150%" fo:text-indent="-0.5in" style:auto-text-indent="false"/>
      <style:text-properties officeooo:rsid="007efdcf" officeooo:paragraph-rsid="007efdcf"/>
    </style:style>
    <style:style style:name="P109" style:family="paragraph" style:parent-style-name="Heading_20_4">
      <style:paragraph-properties fo:line-height="150%"/>
      <style:text-properties officeooo:rsid="00803ee6" officeooo:paragraph-rsid="00803ee6"/>
    </style:style>
    <style:style style:name="P110" style:family="paragraph" style:parent-style-name="Heading_20_4">
      <style:paragraph-properties fo:line-height="150%"/>
    </style:style>
    <style:style style:name="P111" style:family="paragraph" style:parent-style-name="Heading_20_1">
      <style:paragraph-properties fo:line-height="150%"/>
      <style:text-properties officeooo:rsid="00304b06" officeooo:paragraph-rsid="00304b06"/>
    </style:style>
    <style:style style:name="P112" style:family="paragraph" style:parent-style-name="Heading_20_1">
      <style:paragraph-properties fo:line-height="150%"/>
      <style:text-properties officeooo:rsid="004ddcd8" officeooo:paragraph-rsid="0052b33d"/>
    </style:style>
    <style:style style:name="P113" style:family="paragraph" style:parent-style-name="Heading_20_1">
      <style:paragraph-properties fo:line-height="150%"/>
      <style:text-properties officeooo:paragraph-rsid="003c9f16"/>
    </style:style>
    <style:style style:name="P114" style:family="paragraph" style:parent-style-name="Heading_20_1">
      <style:paragraph-properties fo:line-height="150%" fo:break-before="page"/>
      <style:text-properties fo:language="de" fo:country="DE" officeooo:rsid="00024fbe" officeooo:paragraph-rsid="00024fbe"/>
    </style:style>
    <style:style style:name="P115" style:family="paragraph" style:parent-style-name="Heading_20_1">
      <style:paragraph-properties fo:line-height="150%" fo:break-before="page"/>
      <style:text-properties style:font-name="Times New Roman" fo:language="de" fo:country="DE"/>
    </style:style>
    <style:style style:name="P116" style:family="paragraph" style:parent-style-name="Heading_20_1">
      <style:paragraph-properties fo:line-height="150%" fo:break-before="page"/>
      <style:text-properties fo:font-variant="normal" fo:text-transform="none" fo:color="#000000" fo:letter-spacing="normal" fo:font-style="normal" fo:font-weight="normal" officeooo:paragraph-rsid="000f9129"/>
    </style:style>
    <style:style style:name="P117" style:family="paragraph" style:parent-style-name="Heading_20_1">
      <style:paragraph-properties fo:line-height="150%" fo:break-before="page"/>
      <style:text-properties officeooo:rsid="001acd65" officeooo:paragraph-rsid="001acd65"/>
    </style:style>
    <style:style style:name="P118" style:family="paragraph" style:parent-style-name="Heading_20_1">
      <style:paragraph-properties fo:line-height="150%" fo:break-before="page"/>
      <style:text-properties officeooo:rsid="002ca601" officeooo:paragraph-rsid="002ca601"/>
    </style:style>
    <style:style style:name="P119" style:family="paragraph" style:parent-style-name="Table_20_Contents">
      <style:paragraph-properties fo:line-height="150%"/>
      <style:text-properties officeooo:rsid="0091ae95" officeooo:paragraph-rsid="0091ae95"/>
    </style:style>
    <style:style style:name="P120" style:family="paragraph" style:parent-style-name="Table_20_Contents">
      <style:paragraph-properties fo:line-height="150%"/>
      <style:text-properties officeooo:rsid="0091ff8d" officeooo:paragraph-rsid="0091ff8d"/>
    </style:style>
    <style:style style:name="P121" style:family="paragraph" style:parent-style-name="Table_20_Contents">
      <style:paragraph-properties fo:line-height="150%"/>
      <style:text-properties officeooo:rsid="00a2bff1" officeooo:paragraph-rsid="00a2bff1"/>
    </style:style>
    <style:style style:name="P122" style:family="paragraph" style:parent-style-name="Table_20_Contents">
      <style:paragraph-properties fo:line-height="150%"/>
      <style:text-properties officeooo:rsid="00a2cd75" officeooo:paragraph-rsid="00a2cd75"/>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0084f0f"/>
    </style:style>
    <style:style style:name="T3" style:family="text">
      <style:text-properties fo:font-variant="normal" fo:text-transform="none" fo:color="#000000" fo:letter-spacing="normal" fo:font-style="normal" fo:font-weight="normal" officeooo:rsid="0047d38a"/>
    </style:style>
    <style:style style:name="T4" style:family="text">
      <style:text-properties fo:font-variant="normal" fo:text-transform="none" fo:color="#000000" fo:letter-spacing="normal" fo:language="de" fo:country="DE" fo:font-style="normal" fo:font-weight="normal" officeooo:rsid="00ac0a36" style:font-style-asian="normal" style:font-weight-asian="normal" style:font-style-complex="normal" style:font-weight-complex="normal"/>
    </style:style>
    <style:style style:name="T5" style:family="text">
      <style:text-properties fo:font-variant="normal" fo:text-transform="none" fo:color="#000000" style:font-name="Times New Roman" fo:letter-spacing="normal" fo:language="de" fo:country="DE" fo:font-style="normal" fo:font-weight="normal"/>
    </style:style>
    <style:style style:name="T6" style:family="text">
      <style:text-properties fo:font-variant="normal" fo:text-transform="none" fo:color="#000000" style:font-name="Times New Roman" fo:letter-spacing="normal" fo:language="de" fo:country="DE" fo:font-style="normal" fo:font-weight="normal" officeooo:rsid="00084f0f"/>
    </style:style>
    <style:style style:name="T7" style:family="text">
      <style:text-properties fo:font-variant="normal" fo:text-transform="none" fo:color="#000000" style:font-name="Times New Roman" fo:letter-spacing="normal" fo:language="de" fo:country="DE" fo:font-style="normal" fo:font-weight="normal" officeooo:rsid="00329f1e"/>
    </style:style>
    <style:style style:name="T8" style:family="text">
      <style:text-properties fo:font-variant="normal" fo:text-transform="none" fo:color="#000000" style:font-name="Times New Roman" fo:letter-spacing="normal" fo:language="de" fo:country="DE" fo:font-style="normal" fo:font-weight="normal" officeooo:rsid="00344924"/>
    </style:style>
    <style:style style:name="T9" style:family="text">
      <style:text-properties fo:font-variant="normal" fo:text-transform="none" fo:color="#000000" style:font-name="Times New Roman" fo:letter-spacing="normal" fo:language="de" fo:country="DE" fo:font-style="normal" fo:font-weight="normal" officeooo:rsid="00381f3c"/>
    </style:style>
    <style:style style:name="T10" style:family="text">
      <style:text-properties fo:font-variant="normal" fo:text-transform="none" fo:color="#000000" style:font-name="Times New Roman" fo:letter-spacing="normal" fo:language="de" fo:country="DE" fo:font-style="normal" fo:font-weight="normal" officeooo:rsid="003845af"/>
    </style:style>
    <style:style style:name="T11" style:family="text">
      <style:text-properties fo:font-variant="normal" fo:text-transform="none" fo:color="#000000" style:font-name="Times New Roman" fo:letter-spacing="normal" fo:language="de" fo:country="DE" fo:font-style="normal" fo:font-weight="normal" officeooo:rsid="00315f6b"/>
    </style:style>
    <style:style style:name="T12" style:family="text">
      <style:text-properties fo:font-variant="normal" fo:text-transform="none" fo:color="#000000" style:font-name="Times New Roman" fo:letter-spacing="normal" fo:language="de" fo:country="DE" fo:font-style="normal" fo:font-weight="normal" officeooo:rsid="00024fbe"/>
    </style:style>
    <style:style style:name="T13" style:family="text">
      <style:text-properties fo:font-variant="normal" fo:text-transform="none" fo:color="#000000" style:font-name="Times New Roman" fo:letter-spacing="normal" fo:language="de" fo:country="DE" fo:font-style="normal" fo:font-weight="normal" officeooo:rsid="0038fdff"/>
    </style:style>
    <style:style style:name="T14" style:family="text">
      <style:text-properties fo:font-variant="normal" fo:text-transform="none" fo:color="#000000" style:font-name="Times New Roman" fo:letter-spacing="normal" fo:language="de" fo:country="DE" fo:font-style="normal" fo:font-weight="normal" officeooo:rsid="003c9f16"/>
    </style:style>
    <style:style style:name="T15" style:family="text">
      <style:text-properties fo:font-variant="normal" fo:text-transform="none" fo:color="#000000" style:font-name="Times New Roman" fo:letter-spacing="normal" fo:language="de" fo:country="DE" fo:font-style="normal" fo:font-weight="normal" officeooo:rsid="003d8aa0"/>
    </style:style>
    <style:style style:name="T16" style:family="text">
      <style:text-properties fo:font-variant="normal" fo:text-transform="none" fo:color="#000000" style:font-name="Times New Roman" fo:letter-spacing="normal" fo:language="de" fo:country="DE" fo:font-style="normal" fo:font-weight="normal" officeooo:rsid="00409282"/>
    </style:style>
    <style:style style:name="T17" style:family="text">
      <style:text-properties fo:font-variant="normal" fo:text-transform="none" fo:color="#000000" style:font-name="Times New Roman" fo:letter-spacing="normal" fo:language="de" fo:country="DE" fo:font-style="normal" fo:font-weight="normal" officeooo:rsid="0045eb54"/>
    </style:style>
    <style:style style:name="T18" style:family="text">
      <style:text-properties fo:font-variant="normal" fo:text-transform="none" fo:color="#000000" style:font-name="Times New Roman" fo:letter-spacing="normal" fo:language="de" fo:country="DE" fo:font-style="normal" fo:font-weight="normal" officeooo:rsid="004ddcd8"/>
    </style:style>
    <style:style style:name="T19" style:family="text">
      <style:text-properties fo:font-variant="normal" fo:text-transform="none" fo:color="#000000" style:font-name="Times New Roman" fo:letter-spacing="normal" fo:language="de" fo:country="DE" fo:font-style="normal" fo:font-weight="normal" officeooo:rsid="004f6dd8"/>
    </style:style>
    <style:style style:name="T20" style:family="text">
      <style:text-properties fo:font-variant="normal" fo:text-transform="none" fo:color="#000000" style:font-name="Times New Roman" fo:letter-spacing="normal" fo:language="de" fo:country="DE" fo:font-style="normal" fo:font-weight="normal" officeooo:rsid="000e129b"/>
    </style:style>
    <style:style style:name="T21" style:family="text">
      <style:text-properties fo:font-variant="normal" fo:text-transform="none" fo:color="#000000" style:font-name="Times New Roman" fo:letter-spacing="normal" fo:language="de" fo:country="DE" fo:font-style="normal" fo:font-weight="normal" officeooo:rsid="001174bf"/>
    </style:style>
    <style:style style:name="T22" style:family="text">
      <style:text-properties fo:font-variant="normal" fo:text-transform="none" fo:color="#000000" style:font-name="Times New Roman" fo:letter-spacing="normal" fo:language="de" fo:country="DE" fo:font-style="normal" fo:font-weight="normal" officeooo:rsid="005159f1"/>
    </style:style>
    <style:style style:name="T23" style:family="text">
      <style:text-properties fo:font-variant="normal" fo:text-transform="none" fo:color="#000000" style:font-name="Times New Roman" fo:letter-spacing="normal" fo:language="de" fo:country="DE" fo:font-style="normal" fo:font-weight="normal" officeooo:rsid="0052b33d"/>
    </style:style>
    <style:style style:name="T24" style:family="text">
      <style:text-properties fo:font-variant="normal" fo:text-transform="none" fo:color="#000000" style:font-name="Times New Roman" fo:letter-spacing="normal" fo:language="de" fo:country="DE" fo:font-style="normal" fo:font-weight="normal" officeooo:rsid="0054679a"/>
    </style:style>
    <style:style style:name="T25" style:family="text">
      <style:text-properties fo:font-variant="normal" fo:text-transform="none" fo:color="#000000" style:font-name="Times New Roman" fo:letter-spacing="normal" fo:language="de" fo:country="DE" fo:font-style="normal" fo:font-weight="normal" officeooo:rsid="00549e01"/>
    </style:style>
    <style:style style:name="T26" style:family="text">
      <style:text-properties fo:font-variant="normal" fo:text-transform="none" fo:color="#000000" style:font-name="Times New Roman" fo:letter-spacing="normal" fo:language="de" fo:country="DE" fo:font-style="normal" fo:font-weight="normal" officeooo:rsid="00563cee"/>
    </style:style>
    <style:style style:name="T27" style:family="text">
      <style:text-properties fo:font-variant="normal" fo:text-transform="none" fo:color="#000000" style:font-name="Times New Roman" fo:letter-spacing="normal" fo:language="de" fo:country="DE" fo:font-style="normal" fo:font-weight="normal" officeooo:rsid="00568ad2"/>
    </style:style>
    <style:style style:name="T28" style:family="text">
      <style:text-properties fo:font-variant="normal" fo:text-transform="none" fo:color="#000000" style:font-name="Times New Roman" fo:letter-spacing="normal" fo:language="de" fo:country="DE" fo:font-style="normal" fo:font-weight="normal" officeooo:rsid="005847b1"/>
    </style:style>
    <style:style style:name="T29" style:family="text">
      <style:text-properties fo:font-variant="normal" fo:text-transform="none" fo:color="#000000" style:font-name="Times New Roman" fo:letter-spacing="normal" fo:language="de" fo:country="DE" fo:font-style="normal" fo:font-weight="normal" officeooo:rsid="0058b999"/>
    </style:style>
    <style:style style:name="T30" style:family="text">
      <style:text-properties fo:font-variant="normal" fo:text-transform="none" fo:color="#000000" style:font-name="Times New Roman" fo:letter-spacing="normal" fo:language="de" fo:country="DE" fo:font-style="normal" fo:font-weight="normal" officeooo:rsid="005a46f4"/>
    </style:style>
    <style:style style:name="T31" style:family="text">
      <style:text-properties fo:font-variant="normal" fo:text-transform="none" fo:color="#000000" style:font-name="Times New Roman" fo:letter-spacing="normal" fo:language="de" fo:country="DE" fo:font-style="normal" fo:font-weight="normal" officeooo:rsid="005ca55e"/>
    </style:style>
    <style:style style:name="T32" style:family="text">
      <style:text-properties fo:font-variant="normal" fo:text-transform="none" fo:color="#000000" style:font-name="Times New Roman" fo:letter-spacing="normal" fo:language="de" fo:country="DE" fo:font-style="normal" fo:font-weight="normal" officeooo:rsid="005d988f"/>
    </style:style>
    <style:style style:name="T33" style:family="text">
      <style:text-properties fo:font-variant="normal" fo:text-transform="none" fo:color="#000000" style:font-name="Times New Roman" fo:letter-spacing="normal" fo:language="de" fo:country="DE" fo:font-style="normal" fo:font-weight="normal" officeooo:rsid="005e3e83"/>
    </style:style>
    <style:style style:name="T34" style:family="text">
      <style:text-properties fo:font-variant="normal" fo:text-transform="none" fo:color="#000000" style:font-name="Times New Roman" fo:letter-spacing="normal" fo:language="de" fo:country="DE" fo:font-style="normal" fo:font-weight="normal" officeooo:rsid="00600f1a"/>
    </style:style>
    <style:style style:name="T35" style:family="text">
      <style:text-properties fo:font-variant="normal" fo:text-transform="none" fo:color="#000000" style:font-name="Times New Roman" fo:letter-spacing="normal" fo:language="de" fo:country="DE" fo:font-style="normal" fo:font-weight="normal" officeooo:rsid="0060ee74"/>
    </style:style>
    <style:style style:name="T36" style:family="text">
      <style:text-properties fo:font-variant="normal" fo:text-transform="none" fo:color="#000000" style:font-name="Times New Roman" fo:letter-spacing="normal" fo:language="de" fo:country="DE" fo:font-style="normal" fo:font-weight="normal" officeooo:rsid="0062b8f9"/>
    </style:style>
    <style:style style:name="T37" style:family="text">
      <style:text-properties fo:font-variant="normal" fo:text-transform="none" fo:color="#000000" style:font-name="Times New Roman" fo:letter-spacing="normal" fo:language="de" fo:country="DE" fo:font-style="normal" fo:font-weight="normal" officeooo:rsid="00642592"/>
    </style:style>
    <style:style style:name="T38" style:family="text">
      <style:text-properties fo:font-variant="normal" fo:text-transform="none" fo:color="#000000" style:font-name="Times New Roman" fo:letter-spacing="normal" fo:language="de" fo:country="DE" fo:font-style="normal" fo:font-weight="normal" officeooo:rsid="0064f34e"/>
    </style:style>
    <style:style style:name="T39" style:family="text">
      <style:text-properties fo:font-variant="normal" fo:text-transform="none" fo:color="#000000" style:font-name="Times New Roman" fo:letter-spacing="normal" fo:language="de" fo:country="DE" fo:font-style="normal" fo:font-weight="normal" officeooo:rsid="0066dff7"/>
    </style:style>
    <style:style style:name="T40" style:family="text">
      <style:text-properties fo:font-variant="normal" fo:text-transform="none" fo:color="#000000" style:font-name="Times New Roman" fo:letter-spacing="normal" fo:language="de" fo:country="DE" fo:font-style="normal" fo:font-weight="normal" officeooo:rsid="00688d08"/>
    </style:style>
    <style:style style:name="T41" style:family="text">
      <style:text-properties fo:font-variant="normal" fo:text-transform="none" fo:color="#000000" style:font-name="Times New Roman" fo:letter-spacing="normal" fo:language="de" fo:country="DE" fo:font-style="normal" fo:font-weight="normal" officeooo:rsid="0069ab7c"/>
    </style:style>
    <style:style style:name="T42" style:family="text">
      <style:text-properties fo:font-variant="normal" fo:text-transform="none" fo:color="#000000" style:font-name="Times New Roman" fo:letter-spacing="normal" fo:language="de" fo:country="DE" fo:font-style="normal" fo:font-weight="normal" officeooo:rsid="006a222b"/>
    </style:style>
    <style:style style:name="T43" style:family="text">
      <style:text-properties fo:font-variant="normal" fo:text-transform="none" fo:color="#000000" style:font-name="Times New Roman" fo:letter-spacing="normal" fo:language="de" fo:country="DE" fo:font-style="normal" fo:font-weight="normal" officeooo:rsid="006bb775"/>
    </style:style>
    <style:style style:name="T44" style:family="text">
      <style:text-properties fo:font-variant="normal" fo:text-transform="none" fo:color="#000000" style:font-name="Times New Roman" fo:letter-spacing="normal" fo:language="de" fo:country="DE" fo:font-style="normal" fo:font-weight="normal" officeooo:rsid="006bfe78"/>
    </style:style>
    <style:style style:name="T45" style:family="text">
      <style:text-properties fo:font-variant="normal" fo:text-transform="none" fo:color="#000000" style:font-name="Times New Roman" fo:letter-spacing="normal" fo:language="de" fo:country="DE" fo:font-style="normal" fo:font-weight="normal" officeooo:rsid="006c29b4"/>
    </style:style>
    <style:style style:name="T46" style:family="text">
      <style:text-properties fo:font-variant="normal" fo:text-transform="none" fo:color="#000000" style:font-name="Times New Roman" fo:letter-spacing="normal" fo:language="de" fo:country="DE" fo:font-style="normal" fo:font-weight="normal" officeooo:rsid="006cee84"/>
    </style:style>
    <style:style style:name="T47" style:family="text">
      <style:text-properties fo:font-variant="normal" fo:text-transform="none" fo:color="#000000" style:font-name="Times New Roman" fo:letter-spacing="normal" fo:language="de" fo:country="DE" fo:font-style="normal" fo:font-weight="normal" officeooo:rsid="006fecd4"/>
    </style:style>
    <style:style style:name="T48" style:family="text">
      <style:text-properties fo:font-variant="normal" fo:text-transform="none" fo:color="#000000" style:font-name="Times New Roman" fo:letter-spacing="normal" fo:language="de" fo:country="DE" fo:font-style="normal" fo:font-weight="normal" officeooo:rsid="00715d44"/>
    </style:style>
    <style:style style:name="T49" style:family="text">
      <style:text-properties fo:font-variant="normal" fo:text-transform="none" fo:color="#000000" style:font-name="Times New Roman" fo:letter-spacing="normal" fo:language="de" fo:country="DE" fo:font-style="normal" fo:font-weight="normal" officeooo:rsid="0072c56a"/>
    </style:style>
    <style:style style:name="T50" style:family="text">
      <style:text-properties fo:font-variant="normal" fo:text-transform="none" fo:color="#000000" style:font-name="Times New Roman" fo:letter-spacing="normal" fo:language="de" fo:country="DE" fo:font-style="normal" fo:font-weight="normal" officeooo:rsid="00745616"/>
    </style:style>
    <style:style style:name="T51" style:family="text">
      <style:text-properties fo:font-variant="normal" fo:text-transform="none" fo:color="#000000" style:font-name="Times New Roman" fo:letter-spacing="normal" fo:language="de" fo:country="DE" fo:font-style="normal" fo:font-weight="normal" officeooo:rsid="0074b41e"/>
    </style:style>
    <style:style style:name="T52" style:family="text">
      <style:text-properties fo:font-variant="normal" fo:text-transform="none" fo:color="#000000" style:font-name="Times New Roman" fo:letter-spacing="normal" fo:language="de" fo:country="DE" fo:font-style="normal" fo:font-weight="normal" officeooo:rsid="00752ef9"/>
    </style:style>
    <style:style style:name="T53" style:family="text">
      <style:text-properties fo:font-variant="normal" fo:text-transform="none" fo:color="#000000" style:font-name="Times New Roman" fo:letter-spacing="normal" fo:language="de" fo:country="DE" fo:font-style="normal" fo:font-weight="normal" officeooo:rsid="0076536e"/>
    </style:style>
    <style:style style:name="T54" style:family="text">
      <style:text-properties fo:font-variant="normal" fo:text-transform="none" fo:color="#000000" style:font-name="Times New Roman" fo:letter-spacing="normal" fo:language="de" fo:country="DE" fo:font-style="normal" fo:font-weight="normal" officeooo:rsid="007814b1"/>
    </style:style>
    <style:style style:name="T55" style:family="text">
      <style:text-properties fo:font-variant="normal" fo:text-transform="none" fo:color="#000000" style:font-name="Times New Roman" fo:letter-spacing="normal" fo:language="de" fo:country="DE" fo:font-style="normal" fo:font-weight="normal" officeooo:rsid="0078cb7d"/>
    </style:style>
    <style:style style:name="T56" style:family="text">
      <style:text-properties fo:font-variant="normal" fo:text-transform="none" fo:color="#000000" style:font-name="Times New Roman" fo:letter-spacing="normal" fo:language="de" fo:country="DE" fo:font-style="normal" fo:font-weight="normal" officeooo:rsid="0078f6e0"/>
    </style:style>
    <style:style style:name="T57" style:family="text">
      <style:text-properties fo:font-variant="normal" fo:text-transform="none" fo:color="#000000" style:font-name="Times New Roman" fo:letter-spacing="normal" fo:language="de" fo:country="DE" fo:font-style="normal" fo:font-weight="normal" officeooo:rsid="007d07b5"/>
    </style:style>
    <style:style style:name="T58" style:family="text">
      <style:text-properties fo:font-variant="normal" fo:text-transform="none" fo:color="#000000" style:font-name="Times New Roman" fo:letter-spacing="normal" fo:language="de" fo:country="DE" fo:font-style="normal" fo:font-weight="normal" officeooo:rsid="007e7f3d"/>
    </style:style>
    <style:style style:name="T59" style:family="text">
      <style:text-properties fo:font-variant="normal" fo:text-transform="none" fo:color="#000000" style:font-name="Times New Roman" fo:letter-spacing="normal" fo:language="de" fo:country="DE" fo:font-style="normal" fo:font-weight="normal" officeooo:rsid="0075f520"/>
    </style:style>
    <style:style style:name="T60" style:family="text">
      <style:text-properties fo:font-variant="normal" fo:text-transform="none" fo:color="#000000" style:font-name="Times New Roman" fo:letter-spacing="normal" fo:language="de" fo:country="DE" fo:font-style="normal" fo:font-weight="normal" officeooo:rsid="007efdcf"/>
    </style:style>
    <style:style style:name="T61" style:family="text">
      <style:text-properties fo:font-variant="normal" fo:text-transform="none" fo:color="#000000" style:font-name="Times New Roman" fo:letter-spacing="normal" fo:language="de" fo:country="DE" fo:font-style="normal" fo:font-weight="normal" officeooo:rsid="00803ee6"/>
    </style:style>
    <style:style style:name="T62" style:family="text">
      <style:text-properties fo:font-variant="normal" fo:text-transform="none" fo:color="#000000" style:font-name="Times New Roman" fo:letter-spacing="normal" fo:language="de" fo:country="DE" fo:font-style="normal" fo:font-weight="normal" officeooo:rsid="0082081b"/>
    </style:style>
    <style:style style:name="T63" style:family="text">
      <style:text-properties fo:font-variant="normal" fo:text-transform="none" fo:color="#000000" style:font-name="Times New Roman" fo:letter-spacing="normal" fo:language="de" fo:country="DE" fo:font-style="normal" fo:font-weight="normal" officeooo:rsid="00845647"/>
    </style:style>
    <style:style style:name="T64" style:family="text">
      <style:text-properties fo:font-variant="normal" fo:text-transform="none" fo:color="#000000" style:font-name="Times New Roman" fo:letter-spacing="normal" fo:language="de" fo:country="DE" fo:font-style="normal" fo:font-weight="normal" officeooo:rsid="0084e900"/>
    </style:style>
    <style:style style:name="T65" style:family="text">
      <style:text-properties fo:font-variant="normal" fo:text-transform="none" fo:color="#000000" style:font-name="Times New Roman" fo:letter-spacing="normal" fo:language="de" fo:country="DE" fo:font-style="normal" fo:font-weight="normal" officeooo:rsid="00869cf1"/>
    </style:style>
    <style:style style:name="T66" style:family="text">
      <style:text-properties fo:font-variant="normal" fo:text-transform="none" fo:color="#000000" style:font-name="Times New Roman" fo:letter-spacing="normal" fo:language="de" fo:country="DE" fo:font-style="normal" fo:font-weight="normal" officeooo:rsid="0089276e"/>
    </style:style>
    <style:style style:name="T67" style:family="text">
      <style:text-properties fo:font-variant="normal" fo:text-transform="none" fo:color="#000000" style:font-name="Times New Roman" fo:letter-spacing="normal" fo:language="de" fo:country="DE" fo:font-style="normal" fo:font-weight="normal" officeooo:rsid="0091ae95"/>
    </style:style>
    <style:style style:name="T68" style:family="text">
      <style:text-properties fo:font-variant="normal" fo:text-transform="none" fo:color="#000000" style:font-name="Times New Roman" fo:letter-spacing="normal" fo:language="de" fo:country="DE" fo:font-style="normal" fo:font-weight="normal" officeooo:rsid="009bc7f0"/>
    </style:style>
    <style:style style:name="T69" style:family="text">
      <style:text-properties fo:font-variant="normal" fo:text-transform="none" fo:color="#000000" style:font-name="Times New Roman" fo:letter-spacing="normal" fo:language="de" fo:country="DE" fo:font-style="normal" fo:font-weight="normal" officeooo:rsid="00a0d27b"/>
    </style:style>
    <style:style style:name="T70" style:family="text">
      <style:text-properties fo:font-variant="normal" fo:text-transform="none" fo:color="#000000" style:font-name="Times New Roman" fo:letter-spacing="normal" fo:language="de" fo:country="DE" fo:font-style="normal" fo:font-weight="normal" officeooo:rsid="00a87642"/>
    </style:style>
    <style:style style:name="T71" style:family="text">
      <style:text-properties fo:font-variant="normal" fo:text-transform="none" fo:color="#000000" style:font-name="Times New Roman" fo:letter-spacing="normal" fo:language="de" fo:country="DE" fo:font-style="normal" fo:font-weight="normal" officeooo:rsid="00af1637"/>
    </style:style>
    <style:style style:name="T72" style:family="text">
      <style:text-properties fo:font-variant="normal" fo:text-transform="none" fo:color="#000000" style:font-name="Times New Roman" fo:letter-spacing="normal" fo:language="de" fo:country="DE" fo:font-style="normal" fo:font-weight="normal" officeooo:rsid="00b04985"/>
    </style:style>
    <style:style style:name="T73" style:family="text">
      <style:text-properties fo:font-variant="normal" fo:text-transform="none" fo:color="#000000" style:font-name="Times New Roman" fo:letter-spacing="normal" fo:language="de" fo:country="DE" fo:font-style="normal" fo:font-weight="normal" officeooo:rsid="00b2221b"/>
    </style:style>
    <style:style style:name="T74" style:family="text">
      <style:text-properties fo:font-variant="normal" fo:text-transform="none" fo:color="#000000" style:font-name="Times New Roman" fo:letter-spacing="normal" fo:language="de" fo:country="DE" fo:font-style="normal" fo:font-weight="normal" officeooo:rsid="00b24736"/>
    </style:style>
    <style:style style:name="T75" style:family="text">
      <style:text-properties fo:font-variant="normal" fo:text-transform="none" fo:color="#000000" style:font-name="Times New Roman" fo:letter-spacing="normal" fo:language="de" fo:country="DE" fo:font-style="normal" fo:font-weight="normal" officeooo:rsid="00b31522"/>
    </style:style>
    <style:style style:name="T76" style:family="text">
      <style:text-properties fo:font-variant="normal" fo:text-transform="none" fo:color="#000000" style:font-name="Times New Roman" fo:letter-spacing="normal" fo:language="de" fo:country="DE" fo:font-style="normal" fo:font-weight="normal" officeooo:rsid="00b39161"/>
    </style:style>
    <style:style style:name="T77" style:family="text">
      <style:text-properties fo:font-variant="normal" fo:text-transform="none" fo:color="#000000" style:font-name="Times New Roman" fo:letter-spacing="normal" fo:language="de" fo:country="DE" fo:font-style="normal" fo:font-weight="normal" officeooo:rsid="00b45b78"/>
    </style:style>
    <style:style style:name="T78" style:family="text">
      <style:text-properties fo:font-variant="normal" fo:text-transform="none" fo:color="#000000" style:font-name="Times New Roman" fo:letter-spacing="normal" fo:language="de" fo:country="DE" fo:font-style="normal" fo:font-weight="normal" officeooo:rsid="00b48df5"/>
    </style:style>
    <style:style style:name="T79" style:family="text">
      <style:text-properties fo:font-variant="normal" fo:text-transform="none" fo:color="#000000" style:font-name="Times New Roman" fo:letter-spacing="normal" fo:language="de" fo:country="DE" fo:font-style="normal" fo:font-weight="normal" officeooo:rsid="00b5e21f"/>
    </style:style>
    <style:style style:name="T80" style:family="text">
      <style:text-properties fo:font-variant="normal" fo:text-transform="none" fo:color="#000000" style:font-name="Times New Roman" fo:letter-spacing="normal" fo:language="de" fo:country="DE" fo:font-style="normal" fo:font-weight="normal" officeooo:rsid="00b6c00b"/>
    </style:style>
    <style:style style:name="T81" style:family="text">
      <style:text-properties fo:font-variant="normal" fo:text-transform="none" fo:color="#000000" style:font-name="Times New Roman" fo:letter-spacing="normal" fo:language="de" fo:country="DE" fo:font-style="normal" fo:font-weight="normal" officeooo:rsid="00b7d724"/>
    </style:style>
    <style:style style:name="T82" style:family="text">
      <style:text-properties fo:font-variant="normal" fo:text-transform="none" fo:color="#000000" style:font-name="Times New Roman" fo:letter-spacing="normal" fo:language="de" fo:country="DE" fo:font-style="normal" fo:font-weight="normal" officeooo:rsid="00b8b7e4"/>
    </style:style>
    <style:style style:name="T83" style:family="text">
      <style:text-properties fo:font-variant="normal" fo:text-transform="none" fo:color="#000000" style:font-name="Times New Roman" fo:letter-spacing="normal" fo:language="de" fo:country="DE" fo:font-style="normal" fo:font-weight="normal" officeooo:rsid="00ba8512"/>
    </style:style>
    <style:style style:name="T84" style:family="text">
      <style:text-properties fo:font-variant="normal" fo:text-transform="none" fo:color="#000000" style:font-name="Times New Roman" fo:letter-spacing="normal" fo:language="de" fo:country="DE" fo:font-style="normal" fo:font-weight="normal" officeooo:rsid="00bb4144"/>
    </style:style>
    <style:style style:name="T85" style:family="text">
      <style:text-properties fo:font-variant="normal" fo:text-transform="none" fo:color="#000000" style:font-name="Times New Roman" fo:letter-spacing="normal" fo:language="de" fo:country="DE" fo:font-style="normal" fo:font-weight="normal" officeooo:rsid="00c04657"/>
    </style:style>
    <style:style style:name="T86" style:family="text">
      <style:text-properties fo:font-variant="normal" fo:text-transform="none" fo:color="#000000" style:font-name="Times New Roman" fo:letter-spacing="normal" fo:language="de" fo:country="DE" fo:font-style="normal" fo:font-weight="normal" officeooo:rsid="00c23bb1"/>
    </style:style>
    <style:style style:name="T87" style:family="text">
      <style:text-properties fo:font-variant="normal" fo:text-transform="none" fo:color="#000000" style:font-name="Times New Roman" fo:letter-spacing="normal" fo:language="de" fo:country="DE" fo:font-style="normal" fo:font-weight="normal" officeooo:rsid="00c43169"/>
    </style:style>
    <style:style style:name="T88" style:family="text">
      <style:text-properties fo:font-variant="normal" fo:text-transform="none" fo:color="#000000" style:font-name="Times New Roman" fo:letter-spacing="normal" fo:language="de" fo:country="DE" fo:font-style="normal" fo:font-weight="normal" officeooo:rsid="00c60a6a"/>
    </style:style>
    <style:style style:name="T89" style:family="text">
      <style:text-properties fo:font-variant="normal" fo:text-transform="none" fo:color="#000000" style:font-name="Times New Roman" fo:letter-spacing="normal" fo:language="de" fo:country="DE" fo:font-style="normal" fo:font-weight="normal" officeooo:rsid="00c61070"/>
    </style:style>
    <style:style style:name="T90" style:family="text">
      <style:text-properties fo:font-variant="normal" fo:text-transform="none" fo:color="#000000" style:font-name="Times New Roman" fo:font-size="12pt" fo:letter-spacing="normal" fo:language="de" fo:country="DE" fo:font-style="normal" fo:font-weight="normal" style:font-size-asian="12pt" style:font-style-asian="normal" style:font-weight-asian="normal" style:font-size-complex="12pt" style:font-style-complex="normal" style:font-weight-complex="normal"/>
    </style:style>
    <style:style style:name="T91" style:family="text">
      <style:text-properties fo:font-variant="normal" fo:text-transform="none" fo:color="#000000" style:font-name="Times New Roman" fo:font-size="12pt" fo:letter-spacing="normal" fo:language="de" fo:country="DE" fo:font-style="normal" fo:font-weight="normal" officeooo:rsid="0012c15a" style:font-size-asian="12pt" style:font-style-asian="normal" style:font-weight-asian="normal" style:font-size-complex="12pt" style:font-style-complex="normal" style:font-weight-complex="normal"/>
    </style:style>
    <style:style style:name="T92" style:family="text">
      <style:text-properties fo:font-variant="normal" fo:text-transform="none" fo:color="#000000" style:font-name="Times New Roman" fo:font-size="12pt" fo:letter-spacing="normal" fo:language="de" fo:country="DE" fo:font-style="normal" fo:font-weight="normal" officeooo:rsid="00146aae" style:font-size-asian="12pt" style:font-style-asian="normal" style:font-weight-asian="normal" style:font-size-complex="12pt" style:font-style-complex="normal" style:font-weight-complex="normal"/>
    </style:style>
    <style:style style:name="T93" style:family="text">
      <style:text-properties fo:font-variant="normal" fo:text-transform="none" fo:color="#000000" style:font-name="Times New Roman" fo:font-size="12pt" fo:letter-spacing="normal" fo:language="de" fo:country="DE" fo:font-style="normal" fo:font-weight="normal" officeooo:rsid="0015f32a" style:font-size-asian="12pt" style:font-style-asian="normal" style:font-weight-asian="normal" style:font-size-complex="12pt" style:font-style-complex="normal" style:font-weight-complex="normal"/>
    </style:style>
    <style:style style:name="T94" style:family="text">
      <style:text-properties fo:font-variant="normal" fo:text-transform="none" fo:color="#000000" style:font-name="Times New Roman" fo:font-size="12pt" fo:letter-spacing="normal" fo:language="de" fo:country="DE" fo:font-style="normal" fo:font-weight="normal" officeooo:rsid="00170d7d" style:font-size-asian="12pt" style:font-style-asian="normal" style:font-weight-asian="normal" style:font-size-complex="12pt" style:font-style-complex="normal" style:font-weight-complex="normal"/>
    </style:style>
    <style:style style:name="T95" style:family="text">
      <style:text-properties fo:font-variant="normal" fo:text-transform="none" fo:color="#000000" style:font-name="Times New Roman" fo:font-size="12pt" fo:letter-spacing="normal" fo:language="de" fo:country="DE" fo:font-style="normal" fo:font-weight="normal" officeooo:rsid="0018c596" style:font-size-asian="12pt" style:font-style-asian="normal" style:font-weight-asian="normal" style:font-size-complex="12pt" style:font-style-complex="normal" style:font-weight-complex="normal"/>
    </style:style>
    <style:style style:name="T96" style:family="text">
      <style:text-properties fo:font-variant="normal" fo:text-transform="none" fo:color="#000000" style:font-name="Times New Roman" fo:font-size="12pt" fo:letter-spacing="normal" fo:language="de" fo:country="DE" fo:font-style="normal" fo:font-weight="normal" officeooo:rsid="00198b96" style:font-size-asian="12pt" style:font-style-asian="normal" style:font-weight-asian="normal" style:font-size-complex="12pt" style:font-style-complex="normal" style:font-weight-complex="normal"/>
    </style:style>
    <style:style style:name="T97" style:family="text">
      <style:text-properties fo:font-variant="normal" fo:text-transform="none" fo:color="#000000" style:font-name="Times New Roman" fo:font-size="12pt" fo:letter-spacing="normal" fo:language="de" fo:country="DE" fo:font-style="normal" fo:font-weight="normal" officeooo:rsid="0043573d" style:font-size-asian="12pt" style:font-style-asian="normal" style:font-weight-asian="normal" style:font-size-complex="12pt" style:font-style-complex="normal" style:font-weight-complex="normal"/>
    </style:style>
    <style:style style:name="T98" style:family="text">
      <style:text-properties fo:font-variant="normal" fo:text-transform="none" fo:color="#000000" style:font-name="Times New Roman" fo:font-size="12pt" fo:letter-spacing="normal" fo:language="de" fo:country="DE" fo:font-style="normal" fo:font-weight="normal" officeooo:rsid="0044be42" style:font-size-asian="12pt" style:font-style-asian="normal" style:font-weight-asian="normal" style:font-size-complex="12pt" style:font-style-complex="normal" style:font-weight-complex="normal"/>
    </style:style>
    <style:style style:name="T99" style:family="text">
      <style:text-properties fo:font-variant="normal" fo:text-transform="none" fo:color="#000000" style:font-name="Times New Roman" fo:font-size="12pt" fo:letter-spacing="normal" fo:language="de" fo:country="DE" fo:font-style="normal" fo:font-weight="normal" officeooo:rsid="00452249" style:font-size-asian="12pt" style:font-style-asian="normal" style:font-weight-asian="normal" style:font-size-complex="12pt" style:font-style-complex="normal" style:font-weight-complex="normal"/>
    </style:style>
    <style:style style:name="T100" style:family="text">
      <style:text-properties fo:font-variant="normal" fo:text-transform="none" fo:color="#000000" style:font-name="Times New Roman" fo:font-size="12pt" fo:letter-spacing="normal" fo:language="de" fo:country="DE" fo:font-style="normal" fo:font-weight="normal" officeooo:rsid="004a3be1" style:font-size-asian="12pt" style:font-style-asian="normal" style:font-weight-asian="normal" style:font-size-complex="12pt" style:font-style-complex="normal" style:font-weight-complex="normal"/>
    </style:style>
    <style:style style:name="T101" style:family="text">
      <style:text-properties fo:font-variant="normal" fo:text-transform="none" fo:color="#000000" style:font-name="Times New Roman" fo:font-size="12pt" fo:letter-spacing="normal" fo:language="de" fo:country="DE" fo:font-style="normal" fo:font-weight="normal" officeooo:rsid="004dbc28" style:font-size-asian="12pt" style:font-style-asian="normal" style:font-weight-asian="normal" style:font-size-complex="12pt" style:font-style-complex="normal" style:font-weight-complex="normal"/>
    </style:style>
    <style:style style:name="T102" style:family="text">
      <style:text-properties fo:font-variant="normal" fo:text-transform="none" fo:color="#000000" style:font-name="Times New Roman" fo:font-size="10.8000001907349pt" fo:letter-spacing="normal" fo:language="de" fo:country="DE" fo:font-style="normal" fo:font-weight="normal" officeooo:rsid="001174bf"/>
    </style:style>
    <style:style style:name="T103" style:family="text">
      <style:text-properties fo:font-variant="normal" fo:text-transform="none" fo:color="#000000" style:font-name="Times New Roman" fo:font-size="10.8000001907349pt" fo:letter-spacing="normal" fo:language="de" fo:country="DE" fo:font-style="normal" fo:font-weight="normal" officeooo:rsid="0052b33d"/>
    </style:style>
    <style:style style:name="T104" style:family="text">
      <style:text-properties fo:font-variant="normal" fo:text-transform="none" fo:color="#000000" style:font-name="Times New Roman" fo:font-size="10.8000001907349pt" fo:letter-spacing="normal" fo:language="de" fo:country="DE" fo:font-style="normal" fo:font-weight="normal" officeooo:rsid="0058b999"/>
    </style:style>
    <style:style style:name="T105" style:family="text">
      <style:text-properties fo:font-variant="normal" fo:text-transform="none" fo:color="#000000" style:font-name="Times New Roman" fo:font-size="10.8000001907349pt" fo:letter-spacing="normal" fo:language="de" fo:country="DE" fo:font-style="normal" fo:font-weight="normal" officeooo:rsid="005f673b"/>
    </style:style>
    <style:style style:name="T106" style:family="text">
      <style:text-properties fo:font-variant="normal" fo:text-transform="none" fo:color="#000000" style:font-name="Arial1" fo:font-size="10.8000001907349pt" fo:letter-spacing="normal" fo:language="de" fo:country="DE" fo:font-style="normal" fo:font-weight="normal" officeooo:rsid="00118379"/>
    </style:style>
    <style:style style:name="T107" style:family="text">
      <style:text-properties fo:font-variant="normal" fo:text-transform="none" fo:color="#000000" style:font-name="Times New Roman" fo:font-size="12pt" fo:letter-spacing="normal" fo:language="de" fo:country="DE" fo:font-style="normal" fo:font-weight="normal" style:font-size-asian="12pt" style:font-style-asian="normal" style:font-weight-asian="normal" style:font-size-complex="12pt" style:font-style-complex="normal" style:font-weight-complex="normal"/>
    </style:style>
    <style:style style:name="T108" style:family="text">
      <style:text-properties fo:font-variant="normal" fo:text-transform="none" fo:color="#000000" style:font-name="Times New Roman" fo:font-size="12pt" fo:letter-spacing="normal" fo:language="de" fo:country="DE" fo:font-style="normal" fo:font-weight="normal" officeooo:rsid="00a8e5e6" style:font-size-asian="12pt" style:font-style-asian="normal" style:font-weight-asian="normal" style:font-size-complex="12pt" style:font-style-complex="normal" style:font-weight-complex="normal"/>
    </style:style>
    <style:style style:name="T109" style:family="text">
      <style:text-properties fo:font-variant="normal" fo:text-transform="none" fo:color="#000000" style:font-name="Times New Roman" fo:font-size="12pt" fo:letter-spacing="normal" fo:language="de" fo:country="DE" fo:font-style="normal" fo:font-weight="normal" officeooo:rsid="00aae603" style:font-size-asian="12pt" style:font-style-asian="normal" style:font-weight-asian="normal" style:font-size-complex="12pt" style:font-style-complex="normal" style:font-weight-complex="normal"/>
    </style:style>
    <style:style style:name="T110" style:family="text">
      <style:text-properties fo:font-variant="normal" fo:text-transform="none" fo:color="#000000" style:font-name="Times New Roman" fo:font-size="12pt" fo:letter-spacing="normal" fo:language="de" fo:country="DE" fo:font-style="normal" fo:font-weight="normal" officeooo:rsid="00ac0a36" style:font-size-asian="12pt" style:font-style-asian="normal" style:font-weight-asian="normal" style:font-size-complex="12pt" style:font-style-complex="normal" style:font-weight-complex="normal"/>
    </style:style>
    <style:style style:name="T111" style:family="text">
      <style:text-properties officeooo:rsid="00024fbe"/>
    </style:style>
    <style:style style:name="T112" style:family="text">
      <style:text-properties officeooo:rsid="00033e5c"/>
    </style:style>
    <style:style style:name="T113" style:family="text">
      <style:text-properties officeooo:rsid="0004ce73"/>
    </style:style>
    <style:style style:name="T114" style:family="text">
      <style:text-properties officeooo:rsid="00084f0f"/>
    </style:style>
    <style:style style:name="T115" style:family="text">
      <style:text-properties officeooo:rsid="0009b34e"/>
    </style:style>
    <style:style style:name="T116" style:family="text">
      <style:text-properties officeooo:rsid="000d2c2c"/>
    </style:style>
    <style:style style:name="T117" style:family="text">
      <style:text-properties fo:language="de" fo:country="DE" officeooo:rsid="000f9129"/>
    </style:style>
    <style:style style:name="T118" style:family="text">
      <style:text-properties fo:language="de" fo:country="DE" officeooo:rsid="0010a4c7"/>
    </style:style>
    <style:style style:name="T119" style:family="text">
      <style:text-properties fo:language="de" fo:country="DE" officeooo:rsid="001174bf"/>
    </style:style>
    <style:style style:name="T120" style:family="text">
      <style:text-properties fo:language="de" fo:country="DE" officeooo:rsid="0018c596"/>
    </style:style>
    <style:style style:name="T121" style:family="text">
      <style:text-properties fo:language="de" fo:country="DE" officeooo:rsid="00199525"/>
    </style:style>
    <style:style style:name="T122" style:family="text">
      <style:text-properties fo:language="de" fo:country="DE" officeooo:rsid="004a3be1"/>
    </style:style>
    <style:style style:name="T123" style:family="text">
      <style:text-properties fo:language="de" fo:country="DE" officeooo:rsid="00ac0a36" style:font-style-asian="normal" style:font-weight-asian="normal" style:font-style-complex="normal" style:font-weight-complex="normal"/>
    </style:style>
    <style:style style:name="T124" style:family="text">
      <style:text-properties officeooo:rsid="001174bf"/>
    </style:style>
    <style:style style:name="T125" style:family="text">
      <style:text-properties style:font-name="Times New Roman" fo:language="de" fo:country="DE" officeooo:rsid="001174bf"/>
    </style:style>
    <style:style style:name="T126" style:family="text">
      <style:text-properties style:font-name="Times New Roman" fo:language="de" fo:country="DE" officeooo:rsid="0012c15a"/>
    </style:style>
    <style:style style:name="T127" style:family="text">
      <style:text-properties style:font-name="Times New Roman" fo:language="de" fo:country="DE" officeooo:rsid="0043573d"/>
    </style:style>
    <style:style style:name="T128" style:family="text">
      <style:text-properties officeooo:rsid="001e6d26"/>
    </style:style>
    <style:style style:name="T129" style:family="text">
      <style:text-properties officeooo:rsid="00266025"/>
    </style:style>
    <style:style style:name="T130" style:family="text">
      <style:text-properties officeooo:rsid="0029a565"/>
    </style:style>
    <style:style style:name="T131" style:family="text">
      <style:text-properties officeooo:rsid="002edefd"/>
    </style:style>
    <style:style style:name="T132" style:family="text">
      <style:text-properties officeooo:rsid="00315f6b"/>
    </style:style>
    <style:style style:name="T133" style:family="text">
      <style:text-properties officeooo:rsid="0038fdff"/>
    </style:style>
    <style:style style:name="T134" style:family="text">
      <style:text-properties officeooo:rsid="003d8aa0"/>
    </style:style>
    <style:style style:name="T135" style:family="text">
      <style:text-properties officeooo:rsid="00452249"/>
    </style:style>
    <style:style style:name="T136" style:family="text">
      <style:text-properties officeooo:rsid="0047d38a"/>
    </style:style>
    <style:style style:name="T137" style:family="text">
      <style:text-properties officeooo:rsid="004be8b9"/>
    </style:style>
    <style:style style:name="T138" style:family="text">
      <style:text-properties officeooo:rsid="004dbc28"/>
    </style:style>
    <style:style style:name="T139" style:family="text">
      <style:text-properties officeooo:rsid="008b22c1"/>
    </style:style>
    <style:style style:name="T140" style:family="text">
      <style:text-properties officeooo:rsid="008e1178"/>
    </style:style>
    <style:style style:name="T141" style:family="text">
      <style:text-properties officeooo:rsid="0092fe63"/>
    </style:style>
    <style:style style:name="T142" style:family="text">
      <style:text-properties officeooo:rsid="0093ce5e"/>
    </style:style>
    <style:style style:name="T143" style:family="text">
      <style:text-properties officeooo:rsid="00974340"/>
    </style:style>
    <style:style style:name="T144" style:family="text">
      <style:text-properties officeooo:rsid="009bc7f0"/>
    </style:style>
    <style:style style:name="T145" style:family="text">
      <style:text-properties officeooo:rsid="00a2bff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Design und <text:span text:style-name="T111">R</text:span>ealisierung von Web-Frontends unter Verwendung von AngularJS</text:p>
      <text:p text:style-name="P15"/>
      <text:p text:style-name="P15"/>
      <text:p text:style-name="P1">Autor: Martin Petzold</text:p>
      <text:p text:style-name="P1"/>
      <text:h text:style-name="P114" text:outline-level="1">Inhaltsverzeichnis</text:h>
      <text:list xml:id="list804373780736041764" text:style-name="L1">
        <text:list-item>
          <text:p text:style-name="P2">Autorenreferat</text:p>
        </text:list-item>
        <text:list-item>
          <text:p text:style-name="P2">Vorarbeit</text:p>
        </text:list-item>
        <text:list-item>
          <text:p text:style-name="P2">Einleitung</text:p>
        </text:list-item>
        <text:list-item>
          <text:p text:style-name="P3">Analyse der Gegebenheiten und Konzeption der Webseite</text:p>
        </text:list-item>
        <text:list-item>
          <text:p text:style-name="P2">Serverentwicklung</text:p>
          <text:list>
            <text:list-item>
              <text:p text:style-name="P2">Rest-Schnittstelle</text:p>
            </text:list-item>
            <text:list-item>
              <text:p text:style-name="P2">Entityanpassung für <text:span text:style-name="T133">die REST-Verarbeitung</text:span></text:p>
            </text:list-item>
          </text:list>
        </text:list-item>
        <text:list-item>
          <text:p text:style-name="P2">Webseitenentwicklung</text:p>
          <text:list>
            <text:list-item>
              <text:p text:style-name="P8">Bibliothekeneinbindung</text:p>
            </text:list-item>
            <text:list-item>
              <text:p text:style-name="P4">Technologieerklärung<text:span text:style-name="T134">en</text:span></text:p>
              <text:list>
                <text:list-item>
                  <text:p text:style-name="P9">Module</text:p>
                </text:list-item>
                <text:list-item>
                  <text:p text:style-name="P4">Binding</text:p>
                </text:list-item>
                <text:list-item>
                  <text:p text:style-name="P4">Services</text:p>
                </text:list-item>
                <text:list-item>
                  <text:p text:style-name="P13">Controller</text:p>
                </text:list-item>
                <text:list-item>
                  <text:p text:style-name="P4">Injektion Controller</text:p>
                </text:list-item>
                <text:list-item>
                  <text:p text:style-name="P4">Methoden- und Variablenüberlagerung HTML-Controller</text:p>
                </text:list-item>
                <text:list-item>
                  <text:p text:style-name="P5">Bootstrap</text:p>
                </text:list-item>
                <text:list-item>
                  <text:p text:style-name="P5">weitere verwendete Technologien </text:p>
                </text:list-item>
              </text:list>
            </text:list-item>
            <text:list-item>
              <text:p text:style-name="P2">Wiederkehrende Komponenten</text:p>
              <text:list>
                <text:list-item>
                  <text:p text:style-name="P78">Interner Aufbau</text:p>
                </text:list-item>
                <text:list-item>
                  <text:p text:style-name="P78">Stilistischer Aufbau</text:p>
                </text:list-item>
              </text:list>
            </text:list-item>
            <text:list-item>
              <text:p text:style-name="P2"><text:span text:style-name="T112">Au</text:span>stauschbare Komponenten</text:p>
              <text:list>
                <text:list-item>
                  <text:p text:style-name="P10">Interner Aufbau</text:p>
                </text:list-item>
                <text:list-item>
                  <text:p text:style-name="P10">Stilistischer Aufbau</text:p>
                </text:list-item>
              </text:list>
            </text:list-item>
            <text:list-item>
              <text:p text:style-name="P6">Interne Verknüpfungen</text:p>
              <text:list>
                <text:list-item>
                  <text:p text:style-name="P6"><text:soft-page-break/>Anzeigeverknüpfungen</text:p>
                </text:list-item>
                <text:list-item>
                  <text:p text:style-name="P6">Weiterleitungen</text:p>
                </text:list-item>
              </text:list>
            </text:list-item>
            <text:list-item>
              <text:p text:style-name="P6"><text:s/><text:span text:style-name="T113">Style Zentralisierung</text:span></text:p>
            </text:list-item>
          </text:list>
        </text:list-item>
        <text:list-item>
          <text:p text:style-name="P7">Ausblick</text:p>
          <text:list>
            <text:list-item>
              <text:p text:style-name="P7">Übersichten mit Seiten</text:p>
            </text:list-item>
            <text:list-item>
              <text:p text:style-name="P7">Validierung von Eingaben</text:p>
            </text:list-item>
            <text:list-item>
              <text:p text:style-name="P7">Templatisierung von Eingabefeldern</text:p>
              <text:p text:style-name="P7"/>
            </text:list-item>
          </text:list>
        </text:list-item>
      </text:list>
      <text:h text:style-name="P115" text:outline-level="1" text:restart-numbering="true" text:start-value="-1">Autorenreferat</text:h>
      <text:p text:style-name="P49"/>
      <text:p text:style-name="P50">Ziel dieser Arbeit war es aufgrund eines Bank-Beispielservers eine Webseite zu entwickeln , die es ermöglicht die Serverdaten Ansprechend anzuzeigen ,zu manipulieren und zu <text:span text:style-name="T115">v</text:span>erknüpfen.</text:p>
      <text:p text:style-name="P50"><text:span text:style-name="T115">Bei diesem Projekt</text:span> war die Hauptaufgabe <text:span text:style-name="T115">eine</text:span> Webseite unter Verwendung des AngularJS Framework zu realisieren. Als weitere Bedingungen für die Realisierung waren eine Stilistische Anlehnung an eine vorherige Arbeit auf Grundlage des Play-Frameworks und die Realisierung<text:span text:style-name="T136"> der</text:span> Kommunikation mit dem Server über eine Restschnittstelle gegeben. </text:p>
      <text:p text:style-name="P51">Das zu Verwendete AngularJS Framework ist ein von Google Entwickeltes HTML- und Javascript-<text:span text:style-name="T116">F</text:span>ramework für Single-Page-Webanwendungen <text:span text:style-name="T124">[NGOB21]</text:span>. In <text:span text:style-name="T136">diesem</text:span> Projekt übernimmt es die Restkommunikation mit dem Server , sowie die Steuerung und Datenkommunikation der einzelnen HTML Komponenten. </text:p>
      <text:p text:style-name="P50">Bei der Stilistischen Umsetzung <text:s/>des Projekts <text:span text:style-name="T136">wird</text:span> als Grundlage das Bootstrap CSS Framework verwendet, welches schon viele für <text:span text:style-name="T136">die Umsetzung</text:span> nutzbare Komponenten enthält, die aber im Verlauf der Entwicklung noch Angepasst werden mussten. <text:s/><text:span text:style-name="T114">Zur Realisierung der REST-Schnittstelle wird <text:s/></text:span><text:span text:style-name="T2">die Programmierschnittstelle Java API for RESTful Web services </text:span><text:span text:style-name="T3">genutzt,</text:span><text:span text:style-name="T2"> da diese mit geringem </text:span><text:span text:style-name="T3">A</text:span><text:span text:style-name="T2">ufwand in das vorhandene Serverprojekt einzubinden </text:span><text:span text:style-name="T3">ist</text:span><text:span text:style-name="T2"> und die Anforderungen an die REST-Schnittstelle vollkommen abdeckt. </text:span></text:p>
      <text:p text:style-name="P52"><text:span text:style-name="T2">D</text:span><text:span text:style-name="T1">abei ist abschließend noch zu sagen das es </text:span><text:span text:style-name="T3">wie</text:span><text:span text:style-name="T1"> bereits </text:span><text:span text:style-name="T3">erwähnt</text:span><text:span text:style-name="T1"> Umsetzungen ähnlicher Webs</text:span><text:span text:style-name="T3">e</text:span><text:span text:style-name="T1">iten mit Java-Server-Faces und mit dem Play-Framework gab. Daraus Ergibt sich das Dieses Projekt auch als Vergleich zwecks Aufwand , Erlernbarkeit und Ergebnis gegenüber diesen Umsetzungen gedacht ist.</text:span></text:p>
      <text:p text:style-name="P53"/>
      <text:h text:style-name="P116" text:outline-level="1">Vorarbeit</text:h>
      <text:p text:style-name="P16"/>
      <text:p text:style-name="P62"><text:span text:style-name="T117">Die Vorarbeit an diesem Projekt Lässt sich in </text:span><text:span text:style-name="T121">zwei</text:span><text:span text:style-name="T117"> Teilgebiete einteilen, erstens </text:span><text:span text:style-name="T118">Einrichten der IDE, Zweitens Einbindung und Initialisierung der Projekte. </text:span></text:p>
      <text:p text:style-name="P62"><text:span text:style-name="T119">Das einrichten der IDE Umfasste als erste</text:span><text:span text:style-name="T120">n</text:span><text:span text:style-name="T119"> <text:s/></text:span><text:span text:style-name="T120">S</text:span><text:span text:style-name="T119">chritt , </text:span><text:span text:style-name="T120">den Prozess </text:span><text:span text:style-name="T119"><text:s/>eine geeignete </text:span><text:span text:style-name="T120">Entwicklungsumgebung</text:span><text:span text:style-name="T119"> zu finden. Aufgrund </text:span><text:span text:style-name="T122">bisheriger</text:span><text:span text:style-name="T119"> Erfahrungen, der Sichtung einer Topliste der </text:span><text:span text:style-name="T120">Entwicklungsumgebungen</text:span><text:span text:style-name="T119"> [DS14] <text:s/>zum Entwickeln von Angularjs und der Tatsache das das verwendete Serverprojekt bereits in Eclipse Entwickelt wurde , fiel die Entscheidung auf Eclipse. </text:span><text:span text:style-name="T122">I</text:span><text:span text:style-name="T119">n der zu dem Momentanen Zeitpunkt </text:span><text:span text:style-name="T122">neusten</text:span><text:span text:style-name="T119"> Version Luna. </text:span><text:span text:style-name="T125">Weiterhin </text:span><text:span text:style-name="T127">ist die</text:span><text:span text:style-name="T126"> Eclipse IDE mit diversen Tools </text:span><text:span text:style-name="T127">zu erweitern</text:span><text:span text:style-name="T126">. </text:span></text:p>
      <text:p text:style-name="P71"><text:span text:style-name="T91">U</text:span><text:span text:style-name="T90">m die Notationen der </text:span><text:span text:style-name="T92">v</text:span><text:span text:style-name="T90">om Angularjs-Framework benutzten Programmierbefehle später Validieren zu können und eine Übersicht der der erstellten Komponenten zu erhalten </text:span><text:span text:style-name="T97">wird</text:span><text:span text:style-name="T90"> die Eclipse Erweiterung „AngularJS Eclipse Plugin“ verwendet. Welche die Vali</text:span><text:span text:style-name="T92">d</text:span><text:span text:style-name="T90">ierung und Autovervollständigung der AngularJS Befehle sowohl im JavaScript als auch im HTML-Code </text:span><text:span text:style-name="T100">ü</text:span><text:span text:style-name="T90">bernimmt </text:span><text:span text:style-name="T92">[ZA14], sowie einen Angular Explorer bereitstellt</text:span><text:span text:style-name="T90">. Diese Erweiterung basiert auf der Tern Eclipse IDE für Eclipse und erweitert diese.</text:span></text:p>
      <text:p text:style-name="P17">Die zweite verwendete Eclipse Erweiterung „Jboss Tools Luna“ , unterstütz<text:span text:style-name="T137">t</text:span> die Einrichtung und Installation eines Wildfly Servers und die Einbindung des auf Maven <text:span text:style-name="T137">b</text:span>asierenden Serverprojektes. Der <text:span text:style-name="T137">mit diesem Tool</text:span> zu Installierende Wildfly Anwendungs Server, ist die Softwarekomponente des Projektes, auf dem sowohl der die Serversoftware als auch das AngularJS Projekt laufen. Weiterhin übernimmt dieser Server die Verbindung <text:s/>zur Datenbank.</text:p>
      <text:p text:style-name="P72"><text:span text:style-name="T90">Als Letzten Punkt der im weiteren Sinne der Einrichtung der IDE </text:span><text:span text:style-name="T98">z</text:span><text:span text:style-name="T90">uzuordnen ist, <text:s/></text:span><text:span text:style-name="T93">ist zu nennen das zur Fehleranalyse des Webseitencodes die Google Chrome Konsole verwendet w</text:span><text:span text:style-name="T98">ird</text:span><text:span text:style-name="T93">. Der Fehlercode von Angularjs in der Browserkonsole erw</text:span><text:span text:style-name="T98">iest</text:span><text:span text:style-name="T93"> sich als ausreichend, um Fehlerart und Quelle bei </text:span><text:span text:style-name="T98">Webseiten-</text:span><text:span text:style-name="T93">Tests zu bestimmen. </text:span><text:span text:style-name="T94">Weiterhin </text:span><text:span text:style-name="T98">wird</text:span><text:span text:style-name="T94"> im Chrome Browser das Tool Cache Killer verwendet um bei Änderungen der entwickelten Webseite immer die Aktuelle Version vom Server und keine veraltete aus dem </text:span><text:span text:style-name="T95">Temporären Speicher des Web-Browsers zu erhalten</text:span><text:span text:style-name="T94">.</text:span></text:p>
      <text:p text:style-name="P73"><text:span text:style-name="T94">N</text:span><text:span text:style-name="T90">ach Auswahl und Einrichtung der Entwicklungsumgebung mit ihren sämtlichen Komponenten, muss das Vorhandene Serverprojekt eingebunden , sowie ein Projekt für die Webanwendung Initialisiert werden. Diese erste Projektstruktur </text:span><text:span text:style-name="T99">wird</text:span><text:span text:style-name="T90"> genutzt um die Einbindungsmethoden der verschieden Bibliotheken zu testen und die Funktionsweise der </text:span><text:soft-page-break/><text:span text:style-name="T90">verwendeten Bibliotheken für die Restanbindung zu analysieren. </text:span><text:span text:style-name="T96">Auch wurde bei der Arbeit mit diesen Test-Komponenten die Entscheidung getroffen beide Projekte auf den zuvor erwähnten Wildfly Server auszuführen, da es </text:span><text:span text:style-name="T99">bei der Verwendung mehrerer </text:span><text:span text:style-name="T101">S</text:span><text:span text:style-name="T99">erver für die Projekte</text:span><text:span text:style-name="T96"> Berechtigungskomplikationen g</text:span><text:span text:style-name="T99">ibt</text:span><text:span text:style-name="T96">. Diese Berechtigungsprobleme </text:span><text:span text:style-name="T99">treten</text:span><text:span text:style-name="T96"> allerdings nur bei Serverübergreifenden Rest-Abfragen auf. Ein weiterer Punkt für die Entscheidung für das Ein-Server Konzept </text:span><text:span text:style-name="T99">ist </text:span><text:span text:style-name="T96">der </text:span><text:span text:style-name="T99">g</text:span><text:span text:style-name="T96">eringere Wartungs- und Ressourcenaufwand.</text:span></text:p>
      <text:h text:style-name="P117" text:outline-level="1">Einleitung</text:h>
      <text:p text:style-name="P74">Die Entwicklung der AngularJS Webanwendung <text:span text:style-name="T128">hat zum Ziel eine Einzelwebseitenanwendung , für eine Bankanwendung bereitzustellen. Dabei soll die Website Stilistisch an einer Realisierung mit dem Play-Framework angelehnt sein. Weiterhin soll in Erfahrung gebracht werden mit welchem Programmiertechnischen Aufwand die Webseite mit dem AngularJS-Framework zu realisieren ist. <text:s/>Dabei soll das entstandene Projekt eine Grundlage bilden um mit anderen modernen Frameworks und Techniken der Webseitenentwicklung verglichen werden zu können. Beispiele für einen Vergleich sind die Java-Server-Faces, das Play-Framework, Das NodeJS Framework und HTML5. Wobei diese Arbeit nur die Grundlage für einen Vergleich und nicht dessen Durchführung beinhaltet. Im Vordergrund steht die Entwicklung der Webseite und der dabei genutzten Technologien und deren Umsetzung. Damit einhergehende Anforderungen sind die Übertragung bereits bekannter Programmierkonzepte in das Framework, sowie die Analyse weiterer Möglichkeiten des Frameworks. Am Anfang der Entwicklung waren der Server und Beispiele der stilistischen Umsetzung des Play-Frameworks gegeben.</text:span></text:p>
      <text:p text:style-name="P19">Aus diesen Vorgaben <text:s/>musste eine Konzept erstellte werden wie die spätere Umsetzung aussehen <text:span text:style-name="T135">kann</text:span> und welche Daten für die Nutzung der Anzeige bereitzustellen <text:span text:style-name="T135">sind</text:span>. Die Bereitstellung der Daten <text:span text:style-name="T138">erfolgt</text:span> nach den Vorgaben über eine REST-Schnittstelle. Bei deren Umsetzung zu analysieren <text:span text:style-name="T135">ist</text:span> welche <text:span text:style-name="T138">Entitäten</text:span> direkt erfragt werden können und <text:span text:style-name="T138">w</text:span>elche abhängig von anderen <text:span text:style-name="T138">m</text:span>itgeliefert werden. Es wurde im Verlauf der Entwicklung klar , dass <text:span text:style-name="T138">e</text:span>inige zur Konzeptionierung der REST-Schnittstelle angenommenen Einzelabfragen von Daten durch Abhängigkeiten bereits abgedeckt <text:span text:style-name="T135">sind</text:span>.</text:p>
      <text:p text:style-name="P20">Anschließend an die Entwicklung der Serverseitigen Restanbindung zum senden von Daten an die Anzeigeseite, <text:span text:style-name="T135">schließt sich</text:span> die Umsetzung der in allen Ansichten Wiederkehrenden Webseitenkomponenten <text:span text:style-name="T135">an</text:span>. Die Realisierung dieser Programmteile, beinhaltet auch eine Kommunikationsschnittstelle <text:span text:style-name="T135">damit diese Komponenten</text:span> untereinander und mit den späteren konkreten Datenanzeigekomponenten kommunizieren können. Dazu <text:span text:style-name="T138">wurde</text:span> ein System der Anwendungsweiten Datenübertragung entwickelt .</text:p>
      <text:p text:style-name="P19">Nach Entwicklung dieser Anwendungskomponenten wurden nach und nach die Konkreten Anzeigeseiten für <text:span text:style-name="T138">Entitäten</text:span> Entwickelt. Als erster Schritt einer Anzeigekomponente stand immer die Erstellung einer Übersicht von Gleichartigen <text:span text:style-name="T138">Entitäten</text:span>, womit auch gleich die Datenobjektübersichtsabfrage der Restschnittstelle eingebunden, getestet und ausgewertet wurde. Danach war eine Weiterleitung von diesen Übersichten zur Erstellungs- Anzeige- und <text:soft-page-break/>Manipulationsübersicht eine<text:span text:style-name="T138">r</text:span> Konkreten <text:span text:style-name="T138">Entität</text:span> zu erstellen. <text:span text:style-name="T129">Diese Einzelobjektseiten erforderten eine Weiterentwicklung der Restschnittstelle bezüglich der Verarbeitung von manipulierten, neu erstellten und gelöschten Datenobjekten.</text:span></text:p>
      <text:p text:style-name="P60">Am Ende der Entwicklung all dieser Komponenten mussten diese noch miteinander verknüpft werden <text:span text:style-name="T130">und eine Service erstellt werden der Stiledaten für die Anzeigeseiten verwaltet. Wobei die Verknüpfung der einzelnen Anzeigeseiten auf <text:s/>zwei verschiedene Arten erfolgte. Erstens Verknüpfung als bedingter Link der die Funktion ermöglicht andere zum Entität zugehörige Entitäten in einer eigenen Ansicht anzuzeigen und zweitens bedingte Ansichten wobei Ausschnitte anderer Objektsichten und Objektübersichten als teil der Ursprünglichen Objektsicht genutzt werden.</text:span></text:p>
      <text:p text:style-name="P54"><text:span text:style-name="T96">U</text:span><text:span text:style-name="T90">nter anderem traten während der Entwicklung der REST-Schnittelle auch einige neue Anforderungen zur Anpassung des Servers </text:span><text:span text:style-name="T101">auf</text:span><text:span text:style-name="T90">, einmal um Ringbezüge in den gesendeten Daten zu verhindern und um die zu sendenden Daten aufzubereiten.</text:span></text:p>
      <text:h text:style-name="P118" text:outline-level="1">Analyse der Gegebenheiten und Konzeption der Website</text:h>
      <text:p text:style-name="P11">Am Anfang der Entwicklung des Projektes waren das Bank-Applikationsserver-Projekt und einige Bildschirmfotos der Umsetzung mit dem Play-Framework gegeben. Sowie eine Klassen-/Tabellenstruktur der Entitäten des Datenbankservers. </text:p>
      <text:p text:style-name="P12"><text:span text:style-name="T143">Es</text:span> <text:span text:style-name="T135">wird</text:span> angenommen das diese REST-Befehle für jede Entität Umzusetzen sind. <text:s/><text:span text:style-name="T131">Das Server-Projekt war in JAVA-EE Entwickelt worden, woraus sich ergibt das die Umsetzung der REST-Funktionalität aus dem JAVA-EE Umfeld eine gute Lösungsmöglichkeit ist. </text:span></text:p>
      <text:p text:style-name="P14">Aus dem Bildschirmfotos der Play-Framework Entwicklung <text:span text:style-name="T135">können</text:span> die Webseitenkomponenten in wiederkehrende Komponenten und austauschbare Komponenten unterteilt werden. <text:s/>Wiederkehrende Komponenten <text:span text:style-name="T135">sind</text:span> hierbei die Kopfleiste, die Linke Navigationsleiste und die Breadcrumleiste mit eventueller Suche. Als austauschbare Komponenten w<text:span text:style-name="T135">erden</text:span> die Übersichten über Datenbankobjekte, die Einzelanzeigen solcher Objekte und die Überweisungsansichten deklariert. Dabei sieht das Konzept der austauschbaren Komponenten vor den gesamten Inhalt dieser Komponenten mit eventueller vorher getroffener Filterung auszutauschen. </text:p>
      <text:h text:style-name="P106" text:outline-level="2">Funktionelle Anforderungen der Analyse</text:h>
      <text:p text:style-name="P63"/>
      <text:h text:style-name="P93" text:outline-level="3">Anforderungen an die Webseiten</text:h>
      <text:p text:style-name="P45"><text:span text:style-name="T139">A</text:span>us der Analyse der Bildschirmfotos ergeben <text:span text:style-name="T140">sich nicht nur die Komponenten selbst sondern auch ihre Funktionsweise. Die Kopfleiste soll den Webseitentitel und das Logo beinhalten. Die linke Navigationsleiste ist dafür zuständig ,dass ausgewählt werden kann welche Funktion die Webanwendung erfüllen soll und auf welchen Teil der Daten Einfluss genommen wird. Die Breadcrums der Applikation sollen sinnvoll anzeigen wo man sich innerhalb der Webapplikation der Nutzer befindet. Die Suche erfüllt die Funktion, dass wenn Übersichten angezeigt werden diese zu filtern. Die Austauschbaren Komponenten sind dafür zuständig einmal Übersichten über gleichartige Daten darzustellen, in denen ausgewählt werden kann ob neue Daten erstellt werden oder vorhandene Daten Angezeigt oder manipuliert werden, diese ersteren werden als Grundkomponenten bezeichnet. Und zum anderen nach Auswahl in diesen Übersichten die Eingabemasken und Anzeigesichten zu Verfügung zu stellen, diese werden Als Erweiterungskomponenten Bezeichnet. Dabei sollen </text:span><text:soft-page-break/><text:span text:style-name="T140">auch Zusammenhänge der Daten untereinander dargestellt werden und zu abhängigen Daten weitergeleitet werden. Diese darzustellenden Abhängigkeiten sind in der Folgenden Tabelle dargestellt.</text:span></text:p>
      <text:p text:style-name="P80"/>
      <table:table table:name="Tabelle1" table:style-name="Tabelle1">
        <table:table-column table:style-name="Tabelle1.A" table:number-columns-repeated="2"/>
        <table:table-column table:style-name="Tabelle1.C"/>
        <table:table-row>
          <table:table-cell table:style-name="Tabelle1.A1" office:value-type="string">
            <text:p text:style-name="P119">Hauptdaten</text:p>
          </table:table-cell>
          <table:table-cell table:style-name="Tabelle1.A1" office:value-type="string">
            <text:p text:style-name="P119">Abhängige Daten</text:p>
          </table:table-cell>
          <table:table-cell table:style-name="Tabelle1.C1" office:value-type="string">
            <text:p text:style-name="P119">Verknüpfungsart</text:p>
          </table:table-cell>
        </table:table-row>
        <table:table-row>
          <table:table-cell table:style-name="Tabelle1.A2" office:value-type="string">
            <text:p text:style-name="P120">Bank</text:p>
          </table:table-cell>
          <table:table-cell table:style-name="Tabelle1.A2" office:value-type="string">
            <text:p text:style-name="P120">Kunde</text:p>
          </table:table-cell>
          <table:table-cell table:style-name="Tabelle1.C2" office:value-type="string">
            <text:p text:style-name="P120">Anzeige der Anzahl und Weiterleitung</text:p>
          </table:table-cell>
        </table:table-row>
        <table:table-row>
          <table:table-cell table:style-name="Tabelle1.A2" office:value-type="string">
            <text:p text:style-name="P120">Bank</text:p>
          </table:table-cell>
          <table:table-cell table:style-name="Tabelle1.A2" office:value-type="string">
            <text:p text:style-name="P120">Konten</text:p>
          </table:table-cell>
          <table:table-cell table:style-name="Tabelle1.C2" office:value-type="string">
            <text:p text:style-name="P120">Anzeige der Anzahl und Weiterleitung</text:p>
          </table:table-cell>
        </table:table-row>
        <table:table-row>
          <table:table-cell table:style-name="Tabelle1.A2" office:value-type="string">
            <text:p text:style-name="P121">Bank</text:p>
          </table:table-cell>
          <table:table-cell table:style-name="Tabelle1.A2" office:value-type="string">
            <text:p text:style-name="P121">Kontakt</text:p>
          </table:table-cell>
          <table:table-cell table:style-name="Tabelle1.C2" office:value-type="string">
            <text:p text:style-name="P121">Anzeige Manipulation Erstellen Löschen</text:p>
          </table:table-cell>
        </table:table-row>
        <table:table-row>
          <table:table-cell table:style-name="Tabelle1.A2" office:value-type="string">
            <text:p text:style-name="P121">Bank</text:p>
          </table:table-cell>
          <table:table-cell table:style-name="Tabelle1.A2" office:value-type="string">
            <text:p text:style-name="P121">Kontakt-Adresse</text:p>
          </table:table-cell>
          <table:table-cell table:style-name="Tabelle1.C2" office:value-type="string">
            <text:p text:style-name="P121">Anzeige Manipulation Erstellen Löschen</text:p>
          </table:table-cell>
        </table:table-row>
        <table:table-row>
          <table:table-cell table:style-name="Tabelle1.A2" office:value-type="string">
            <text:p text:style-name="P120">Kunde</text:p>
          </table:table-cell>
          <table:table-cell table:style-name="Tabelle1.A2" office:value-type="string">
            <text:p text:style-name="P120">Konten</text:p>
          </table:table-cell>
          <table:table-cell table:style-name="Tabelle1.C2" office:value-type="string">
            <text:p text:style-name="P120">Anzeige der Einzelnen Konten</text:p>
          </table:table-cell>
        </table:table-row>
        <table:table-row>
          <table:table-cell table:style-name="Tabelle1.A2" office:value-type="string">
            <text:p text:style-name="P122">Kunde</text:p>
          </table:table-cell>
          <table:table-cell table:style-name="Tabelle1.A2" office:value-type="string">
            <text:p text:style-name="P121">Kontakt</text:p>
          </table:table-cell>
          <table:table-cell table:style-name="Tabelle1.C2" office:value-type="string">
            <text:p text:style-name="P121">Anzeige Manipulation Erstellen Löschen</text:p>
          </table:table-cell>
        </table:table-row>
        <table:table-row>
          <table:table-cell table:style-name="Tabelle1.A2" office:value-type="string">
            <text:p text:style-name="P122">Kunde</text:p>
          </table:table-cell>
          <table:table-cell table:style-name="Tabelle1.A2" office:value-type="string">
            <text:p text:style-name="P121">Kontakt-Adresse</text:p>
          </table:table-cell>
          <table:table-cell table:style-name="Tabelle1.C2" office:value-type="string">
            <text:p text:style-name="P121">Anzeige Manipulation Erstellen Löschen</text:p>
          </table:table-cell>
        </table:table-row>
        <table:table-row>
          <table:table-cell table:style-name="Tabelle1.A2" office:value-type="string">
            <text:p text:style-name="P120">Konto</text:p>
          </table:table-cell>
          <table:table-cell table:style-name="Tabelle1.A2" office:value-type="string">
            <text:p text:style-name="P120">Statements (Überweisung) </text:p>
          </table:table-cell>
          <table:table-cell table:style-name="Tabelle1.C2" office:value-type="string">
            <text:p text:style-name="P120">Anzeige der Hauptdaten und Weiterleitung zur Neuerstellung</text:p>
          </table:table-cell>
        </table:table-row>
        <table:table-row>
          <table:table-cell table:style-name="Tabelle1.A2" office:value-type="string">
            <text:p text:style-name="P120">Konto</text:p>
          </table:table-cell>
          <table:table-cell table:style-name="Tabelle1.A2" office:value-type="string">
            <text:p text:style-name="P120">Bank</text:p>
          </table:table-cell>
          <table:table-cell table:style-name="Tabelle1.C2" office:value-type="string">
            <text:p text:style-name="P120">Anzeige der Hauptdaten und Weiterleitung</text:p>
          </table:table-cell>
        </table:table-row>
        <table:table-row>
          <table:table-cell table:style-name="Tabelle1.A2" office:value-type="string">
            <text:p text:style-name="P120">Konto</text:p>
          </table:table-cell>
          <table:table-cell table:style-name="Tabelle1.A2" office:value-type="string">
            <text:p text:style-name="P120">Kunde</text:p>
          </table:table-cell>
          <table:table-cell table:style-name="Tabelle1.C2" office:value-type="string">
            <text:p text:style-name="P120">Anzeige der Hauptdaten und Weiterleitung</text:p>
          </table:table-cell>
        </table:table-row>
      </table:table>
      <text:p text:style-name="P45"/>
      <text:p text:style-name="P46">Die Überweisungsansichten bilden einen Sonderfall <text:span text:style-name="T142">in den austauschbaren Komponenten </text:span>da sie nur für die Erstellung von Statements (Überweisungen) sind und nicht für deren nachträgliche Änderungen. Die Auswertung der Vorgaben für diese Seiten ergibt das die Überweisungsansichten am Anfang eine Auswahl des Kontos steht zu dem die Überweisung zugeordnet wird. Die Nachfolgende Ansicht ist dann dafür zuständig <text:span text:style-name="T141">das der Überweisungstyp und Gegebenenfalls ein Gegenkonto ausgewählt werden kann. </text:span></text:p>
      <text:p text:style-name="P46"/>
      <text:h text:style-name="P93" text:outline-level="3">Anforderungen an die REST Schnittstelle</text:h>
      <text:p text:style-name="P47">Die Restschnittstelle übernimmt die Server Webapplikation Kommunikation. Um die Daten ausreichend bearbeiten zu können, musste gewährleistet werden das es möglich ist <text:span text:style-name="T144">die Daten anzuzeigen, neu zu erstellen, zu bearbeiten und löschen zu können. Dabei soll es auch die Verknüpfung von Daten ermöglicht werden. Die Funktion der REST-Schnittstelle selbst werden in den Unterkapitel Rest der Technologieerklärung dargestellt.</text:span></text:p>
      <text:p text:style-name="P63"/>
      <text:h text:style-name="P106" text:outline-level="2">Stilistische Anforderungen der Analyse</text:h>
      <text:p text:style-name="P48">Stilistisch geht aus den Vorgaben der Bildschirmfotos hervor, das Datenübersichten als Kacheln erfolgen und die erste Kachel ist dabei dafür zuständig Daten neu anzulegen. Die restlichen Kacheln zeigen Identifikationsdaten der Entitäten. <text:span text:style-name="T145">Bei den Eingabemasken ist die generelle Anforderung das die angezeigten Daten in Gruppen eingeteilt werden. Die genaue </text:span><text:soft-page-break/><text:span text:style-name="T145">Anordnung ergibt sich aus den Bildschirmfotos.</text:span></text:p>
      <text:h text:style-name="P111" text:outline-level="1">Serverentwicklung</text:h>
      <text:h text:style-name="P99" text:outline-level="2">Rest-Schnittstelle</text:h>
      <text:p text:style-name="P64"><text:span text:style-name="T132">Wie schon aus der Analyse ersichtlich mussten bei der Entwicklung der REST-Schnittstelle die vier Funktionen Auslesen, Erzeugen, Verändern und Löschen für die Entitäten Realisiert werden. Dazu wurde das </text:span><text:span text:style-name="T6">Java API for RESTful Web services </text:span><text:span text:style-name="T11">Framework verwendet. </text:span><text:span text:style-name="T8">Es</text:span><text:span text:style-name="T7"> wurde festgelegt das die Restkommunikation der einzelnen Entitäten des Servers über den Dateipfad „Servername“/rest/“Entitäts</text:span><text:span text:style-name="T8">typ</text:span><text:span text:style-name="T7">name“+REST erfolgen , somit ein Standard entsteht. </text:span><text:span text:style-name="T8">Weitere Festlegungen zum Erweiterung dieses Standards waren, dass beim Senden eines </text:span><text:span text:style-name="T69">Auslese</text:span><text:span text:style-name="T8"> Befehls an den Dateipfad eine Liste aller Verfügbaren Entitäten des Entitätentyps zurückgegeben wird. Wenn allerdings nur eine Bestimmte Entität des Typs Gesendet werden soll muss der Dateipfad um /“id“ <text:s/>erweitert werden. Diese Erweiterung des Dateipfades findet auch beim Löschen einer Entität Anwendung. Für die </text:span><text:span text:style-name="T69">Funktionen</text:span><text:span text:style-name="T8"> </text:span><text:span text:style-name="T69">Manipulation</text:span><text:span text:style-name="T8"> und </text:span><text:span text:style-name="T69">Erstellen</text:span><text:span text:style-name="T8"> muss dies nicht erfolgen, da bei </text:span><text:span text:style-name="T69">der Erstellen Funktion</text:span><text:span text:style-name="T8"> der Server selbständig eine ID vergibt und bei </text:span><text:span text:style-name="T69">der</text:span><text:span text:style-name="T8"> Manipulation</text:span><text:span text:style-name="T69"> Funktion</text:span><text:span text:style-name="T8"> die ID bereits in den versendeten Daten vorhanden sein muss. </text:span><text:span text:style-name="T9">Zunächst wurde</text:span><text:span text:style-name="T8"> </text:span><text:span text:style-name="T9">ein REST-Service für jede Entität des Servers erstellt. </text:span><text:span text:style-name="T10">Im Verlauf der späteren Entwicklung stellte sich aber heraus, dass nur für die Entitäten Customer , Abstractaccount und Bank ein solcher Service benötigt wurde. Die Eingrenzung auf diese drei Services Begründet sich daraus das alle anderen Daten indirekt, über diese Entitäten ausgelesen, gespeichert und gelöscht werden k</text:span><text:span text:style-name="T17">önnen</text:span><text:span text:style-name="T10">. Bei der Abfrage von Entitäten </text:span><text:span text:style-name="T17">ist</text:span><text:span text:style-name="T10"> es allerdings ein Kernpunkt die Abhängigen Entitäten richtig zu Initialisieren ,da es sonst zu Fehlern oder Datenverlust komm</text:span><text:span text:style-name="T17">t</text:span><text:span text:style-name="T10">. Welche Methode der Services welchen REST-Befehlen entspricht w</text:span><text:span text:style-name="T17">ird</text:span><text:span text:style-name="T10"> mittels Annotation des Jax-RS Frameworks realisiert. Die so entwickelte Restschnittstelle kann sowohl Dateien im JSON und im XML Format verarbeiten und produzieren. Sie ist damit auch für spätere Anwendungen und Projekte leicht an</text:span><text:span text:style-name="T17">passbar</text:span><text:span text:style-name="T10">.</text:span></text:p>
      <text:p text:style-name="P64"><text:span text:style-name="T10"/></text:p>
      <text:h text:style-name="P107" text:outline-level="2"><text:span text:style-name="T12">Entityanpassung für </text:span><text:span text:style-name="T13">die REST-Verarbeitung</text:span></text:h>
      <text:p text:style-name="P21"><text:span text:style-name="T13">D</text:span><text:span text:style-name="T5">amit die Serverdaten korrekt und mit geringem Aufwand von der REST-Schnittstelle und somit auch später von der Webanwendung verarbeitet werden </text:span><text:span text:style-name="T17">können,</text:span><text:span text:style-name="T5"> waren noch einige Anpassungen nötig. Um die Ausgabe der Daten als XML zu ermöglichen muss in jedem Entitätstyp ein XML-Root Element eingepflegt werden. Weiterhin mussten damit die </text:span><text:soft-page-break/><text:span text:style-name="T5">indirekte Abfrage von Entitäten </text:span><text:span text:style-name="T17">funktioniert,</text:span><text:span text:style-name="T5"> sogenannte Endelemente mit einer Annotation festgelegt werden. Da es sonst zu Schleifenbezügen in der Erstellung der Ausgabedaten und somit zu Fehlern </text:span><text:span text:style-name="T17">kommt</text:span><text:span text:style-name="T5">. Ein Beispiel aus dem Projekt ist die </text:span><text:span text:style-name="T17">E</text:span><text:span text:style-name="T5">ins zu </text:span><text:span text:style-name="T17">E</text:span><text:span text:style-name="T5">ins Beziehung der Entitätentypen Contact und Address , in diesem Fall wurde Address als Endelement festgelegt. </text:span><text:span text:style-name="T14">Weil bei Abfrage des Contacts die Address indirekt mitgesendet </text:span><text:span text:style-name="T17">wird</text:span><text:span text:style-name="T14"> , welche wiederum den Contact sendet usw. Da aber Anhand des Aufbaus <text:s/>der Datenstruktur nur ein Contact eine Address anfordern k</text:span><text:span text:style-name="T17">ann</text:span><text:span text:style-name="T14"> , wurde Adress als Endelement gesetzt da die Abfrage welcher Contact zu einer bestimmten Address gehört zu keinem Zeitpunkt auftr</text:span><text:span text:style-name="T17">itt</text:span><text:span text:style-name="T14">.</text:span></text:p>
      <text:p text:style-name="P21"><text:span text:style-name="T14"/></text:p>
      <text:h text:style-name="P113" text:outline-level="1"><text:span text:style-name="T14">Webseitenentwicklung</text:span></text:h>
      <text:h text:style-name="P100" text:outline-level="2"><text:span text:style-name="T14">B</text:span><text:span text:style-name="T5">ibliothekeneinbindung</text:span></text:h>
      <text:p text:style-name="P22"><text:span text:style-name="T13">U</text:span><text:span text:style-name="T5">m die beiden Bibliotheken des AngularJS und des BootstrapCSS Frameworks in die <text:s/>spätere <text:s/>Webanwendung einzubinden </text:span><text:span text:style-name="T17">sind</text:span><text:span text:style-name="T5"> mehrere Schritte notwendig. Da die Webanwendung auch ohne Internetanbindung funktionieren soll </text:span><text:span text:style-name="T17">ist</text:span><text:span text:style-name="T5"> eine Einbindung über die Entwicklerdatenbanken der Frameworks ausgeschlossen. Nach einiger Recherche fiel die Entscheidung auf eine Einbindung bei der die Bibliotheken in den Webcontent Recoursen des Projektes abgelegt w</text:span><text:span text:style-name="T17">erden</text:span><text:span text:style-name="T5">. Dabei </text:span><text:span text:style-name="T17">ist</text:span><text:span text:style-name="T5"> es für die Verwendung der Bibliotheken in der späteren Webanwendung nur nötig , die benötigten Files mittels HTML script Aufruf in der Hauptseite der Anwendung einzubinden.</text:span></text:p>
      <text:p text:style-name="P22"><text:span text:style-name="T5"/></text:p>
      <text:h text:style-name="P101" text:outline-level="2"><text:span text:style-name="T5">Technologieerklärungen</text:span></text:h>
      <text:p text:style-name="P23"><text:span text:style-name="T15">D</text:span><text:span text:style-name="T5">as Kapitel der Technologieerklärung dient dazu um die in den Webseitenkomponenten verwendeten Technologien allgemein zu darzustellen. Damit diese dann im Kontext der einzelnen Komponenten nur noch in ihrer Speziellen Funktion eingeordnet werden müssen. Somit werden hier die Wissensgrundlagen dargelegt um die Funktionsweise der Einzelnen Komponenten zu verstehen.</text:span></text:p>
      <text:h text:style-name="P83" text:outline-level="3"><text:span text:style-name="T5">Module</text:span></text:h>
      <text:p text:style-name="P24"><text:span text:style-name="T16">A</text:span><text:span text:style-name="T5">ngularJS Module sind Sammlungen von Controllern, Services, Filtern und Direktiven[NGDG1]. Module können untereinander Abhängig sein. Sie dienen Hauptsächlich dazu um eine AngularJS Anwendung zu Strukturieren. Diese Strukturierung Trägt dazu bei </text:span><text:soft-page-break/><text:span text:style-name="T5">den Code deklarativer und leichter verständlich zu Gestalten. </text:span><text:span text:style-name="T19">Sie erleichtern und beschleunigen auch das erstellen und durchführen von Unit-Tests, da für diese nicht alle Module geladen werden müssen </text:span><text:span text:style-name="T20">[</text:span><text:span text:style-name="T21">NGOB</text:span><text:span text:style-name="T19">46</text:span><text:span text:style-name="T20">] </text:span><text:span text:style-name="T19">. Weiterhin können <text:s/>Module auch als Erweiterungs- oder Funktionsbibliotheken genutzt werden.</text:span></text:p>
      <text:p text:style-name="P25"><text:span text:style-name="T5"/></text:p>
      <text:h text:style-name="P96" text:outline-level="3"><text:span text:style-name="T22">Datab</text:span><text:span text:style-name="T18">inding</text:span></text:h>
      <text:p text:style-name="P26"><text:span text:style-name="T5">Im Bereich der klassischen Webentwicklung findet man das einfache Databinding vor. Dabei gibt es ein Model , welches die Daten bereitstellt und ein Template welches das Aussehen liefert. Diese werden zusammengefügt und als View dem Benutzer bereitgestellt. Das Problem was sich daraus ergibt ist, dass Änderungen im Model nicht mehr automatisch im View dargestellt werden. Auch Änderungen im View, zum Beispiel Input Eingaben , werden nicht an das Model übertragen. Das heißt der die Synchronisation von View und Model muss </text:span><text:span text:style-name="T23">vom Manuell erfolgen</text:span><text:span text:style-name="T5"> werden. </text:span><text:span text:style-name="T23">Beim bidirektionalen Databinding, welches AngularJS verwendet wird eine Verknüpfung zwischen Elementen im View und Datenstrukturen im Model hergestellt. Somit werden der View Änderungen im Model, und dem Model Änderungen in der View gemeldet </text:span><text:span text:style-name="T106">[</text:span><text:span text:style-name="T102">NGOB</text:span><text:span text:style-name="T103">23</text:span><text:span text:style-name="T106">]</text:span><text:span text:style-name="T23">. Während der Umsetzung dieser Technologie in der Web</text:span><text:span text:style-name="T24">applikation </text:span><text:span text:style-name="T25">mit AngularJS 1.3.4</text:span><text:span text:style-name="T24"> stellte sich heraus das ,dass </text:span><text:span text:style-name="T23">bidirektionalen Databinding</text:span><text:span text:style-name="T24"> bei Scope Variablen nicht komplett zuverlässig funktionierte. Als Lösung für dieses Problem, ergab sich das es bei Datenstrukturen nicht auftr</text:span><text:span text:style-name="T25">itt</text:span><text:span text:style-name="T24"> </text:span><text:span text:style-name="T25">[SO12]</text:span><text:span text:style-name="T24">.</text:span></text:p>
      <text:p text:style-name="P26"><text:span text:style-name="T24"/></text:p>
      <text:h text:style-name="P88" text:outline-level="3"><text:span text:style-name="T18">D</text:span><text:span text:style-name="T5">ependency Injection</text:span></text:h>
      <text:p text:style-name="P65"><text:span text:style-name="T28">Mit der Dependeny Injection wird <text:s/>das Instanziieren von Komponenten und deren Abhängigkeiten <text:s/>an einen Injektor übertragen. Dabei Erzeugt der Injektor die Komponenten nicht nur sondern setzt auch die richtige Reihenfolge der Initiierung. In der Webapplikation wird die Dependency Injection vornehmlich dafür genutzt um den Zugriff der Module untereinander zu erlauben. <text:s/>Dabei </text:span><text:span text:style-name="T29">e</text:span><text:span text:style-name="T28">rkennt der AngularJS Injektor die Komponenten anhand ihrer Parameternamen, </text:span><text:span text:style-name="T29">damit sind keinerlei Konfigurationsdateien für die </text:span><text:span text:style-name="T18">D</text:span><text:span text:style-name="T27">ependency Injection </text:span><text:span text:style-name="T29">notwendig[NGOB61]. Um Services anderer Module in Controllern nutzen zu können sind 2 Injektionsstufen erforderlich, einmal muss das Modul dem anderen zugänglich gemacht werden und in der zweiten Ebene der Konkrete Service oder Controller. </text:span></text:p>
      <text:p text:style-name="P65"><text:span text:style-name="T29"/></text:p>
      <text:h text:style-name="P84" text:outline-level="3"><text:soft-page-break/><text:span text:style-name="T5">Services</text:span></text:h>
      <text:p text:style-name="P27"><text:span text:style-name="T18">In der Umsetzung der Webapplikation werden vornehmlich Factorys als Services verwendet, </text:span><text:span text:style-name="T26">da diese Funktional keinen </text:span><text:span text:style-name="T27">U</text:span><text:span text:style-name="T26">nterschied zu den AngularJS Services darstellen. </text:span><text:span text:style-name="T27">Diese Services werden dazu benutzt um zwischen den einzelnen Modulen die Kommunikation herzustellen. <text:s/></text:span><text:span text:style-name="T30">Dabei wird der Service als Datenhalter benutzt welcher ermöglicht das die Daten von mehreren Stellen aus verändert werden können und vom Interessenten überwacht werden. </text:span><text:span text:style-name="T31">Die dabei verwendete Überwachung wird über einen watch Service Realisiert, der eine Funktion bei Änderung der überwachten Variable ausführt.</text:span></text:p>
      <text:p text:style-name="P27"><text:span text:style-name="T31"/></text:p>
      <text:h text:style-name="P89" text:outline-level="3"><text:span text:style-name="T5">Controller</text:span></text:h>
      <text:p text:style-name="P28"><text:span text:style-name="T29">I</text:span><text:span text:style-name="T5">m AngularJS ist der Controller eine Java-Script Konstruktor Funktion, <text:s/>dem Standartmässig die $scope Variable übergeben wird. Der $scope dient dazu Daten mit dem View auszutauschen und ermöglicht somit das </text:span><text:span text:style-name="T23">bidirektionalen Databinding</text:span><text:span text:style-name="T104">[NGOB</text:span><text:span text:style-name="T105">31</text:span><text:span text:style-name="T104">]</text:span><text:span text:style-name="T23">.</text:span></text:p>
      <text:p text:style-name="P28"><text:span text:style-name="T23"/></text:p>
      <text:h text:style-name="P85" text:outline-level="3"><text:span text:style-name="T5">Methoden- und Variablenüberla</text:span><text:span text:style-name="T33">gerung</text:span><text:span text:style-name="T5"> HTML-</text:span><text:span text:style-name="T32">C</text:span><text:span text:style-name="T5">ontroller</text:span></text:h>
      <text:p text:style-name="P29"><text:span text:style-name="T18">I</text:span><text:span text:style-name="T5">m Zusammenspiel mit dem HTML-Code ist es im AngularJS Framework möglich eine Methoden- und Variablenüberla</text:span><text:span text:style-name="T33">gerung</text:span><text:span text:style-name="T5"> zu nutzen. </text:span><text:span text:style-name="T33">Dies wird durch die </text:span><text:span text:style-name="T34">g</text:span><text:span text:style-name="T33">eschachtelte </text:span><text:span text:style-name="T34">V</text:span><text:span text:style-name="T33">erwendung von AngularJS-Controllern erreicht. Dabei kann der innere Kontroller Methoden oder Variablen des Äusseren nutzen oder überschreiben.</text:span></text:p>
      <text:p text:style-name="P29"><text:span text:style-name="T33"/></text:p>
      <text:h text:style-name="P85" text:outline-level="3"><text:span text:style-name="T5">Bootstrap</text:span></text:h>
      <text:p text:style-name="P30"><text:span text:style-name="T18">D</text:span><text:span text:style-name="T5">as von Twitter Entwickelte Bootstrap Framework wird in dieser Applikation als Bibliothek verwendet um die Stilistischen Vorgaben umzusetzen. </text:span><text:span text:style-name="T35">Für die Anordnung von Komponenten kommt hierbei das Grid System zum </text:span><text:span text:style-name="T36">E</text:span><text:span text:style-name="T35">insatz. </text:span><text:span text:style-name="T36">Welches </text:span><text:span text:style-name="T37">den mit einem Grid definierten Bereich in ein Raster mit 12 Spalten unterteilt. Den Eingefügten Komponenten muss dann noch die Breite die sie in dem Raster einnehmen mitgeteilt werden. Sobald die Komponenten die Zeilenbreite von 12 Spalten überschreiten , wird jedes Element das eine Spalte über 12 belegen würde in eine neue Zeile geschoben. Den Komponenten kann dabei für 4 verschiedene Auflösungen der Bildschirmbreite eine unterschiedliche Spaltenanzahl zugewiesen werden </text:span><text:span text:style-name="T38">[HBRS]</text:span><text:span text:style-name="T37">. </text:span><text:span text:style-name="T38">Weitere verwendete Komponenten des Bootstrap-Frameworks sind die Glyphen als Icons und Input Gruppen zur Kombination eines Eingabefeldes mit </text:span><text:soft-page-break/><text:span text:style-name="T38">einem Label. Die InputGruppe ist ein Kontainer in dem das Eingabefeld und das Label <text:s/>in der View durch einen Rahmen, Stilistisch eine Einheit bilden <text:s/></text:span></text:p>
      <text:p text:style-name="P30"><text:span text:style-name="T38"/></text:p>
      <text:h text:style-name="P97" text:outline-level="3"><text:span text:style-name="T68">REST</text:span></text:h>
      <text:p text:style-name="P66"><text:span text:style-name="T68">R</text:span><text:span text:style-name="T70">EST bezeichnet einen Begriff, der von Roy Fielding in seiner Doktorarbeit [RF,RLC] geprägt wurde um den Architektur-Stil vernetzter Systeme zu beschreiben. </text:span><text:span text:style-name="T90">Die REpresentational State Transfer Architektur ist ein Architektur</text:span><text:span text:style-name="T108">stil der vorhandene Technologien und Protokolle des Internets nutzt</text:span><text:span text:style-name="T90"> </text:span><text:span text:style-name="T108">und kein Produkt oder Standard. </text:span><text:span text:style-name="T109">Es werden dabei Ressourcen über eine URL zur Verfügung gestellt. </text:span><text:span text:style-name="T110">Für die Umsetzung von REST wird in diesem Projekt JAX-RS[JN] verwendet. Die sich aus der Rest Architektur ergebenden Operationen sind.</text:span></text:p>
      <text:list xml:id="list4084269905379853583" text:style-name="L11">
        <text:list-item>
          <text:p text:style-name="P18"><text:span text:style-name="T123">GET: <text:tab/><text:tab/>Anfordern von Daten vom Server</text:span></text:p>
        </text:list-item>
        <text:list-item>
          <text:p text:style-name="P81">POST: <text:tab/><text:tab/>neue Daten auf dem Server ablegen</text:p>
        </text:list-item>
        <text:list-item>
          <text:p text:style-name="P81">PUT: <text:tab/><text:tab/>vorhandene Daten aktualisieren</text:p>
        </text:list-item>
        <text:list-item>
          <text:p text:style-name="P81">DELETE: <text:tab/>Daten löschen</text:p>
        </text:list-item>
        <text:list-item>
          <text:p text:style-name="P81">HEAD: <text:tab/>Metadaten zu einer Ressource anfordern</text:p>
        </text:list-item>
        <text:list-item>
          <text:p text:style-name="P81">OPTIONS: <text:tab/>prüfen, welche Operationen auf einer Ressource zur Verfügung stehen</text:p>
        </text:list-item>
      </text:list>
      <text:p text:style-name="P55"><text:span text:style-name="T5"/></text:p>
      <text:p text:style-name="P55"><text:span text:style-name="T5"/></text:p>
      <text:h text:style-name="P95" text:outline-level="3"><text:span text:style-name="T5">Datenstub</text:span></text:h>
      <text:p text:style-name="P58"><text:span text:style-name="T75">E</text:span><text:span text:style-name="T5">in Datenstub ist in diesem Projekt ein Objekt mit der Datenstruktur </text:span><text:span text:style-name="T76">einer Entität</text:span><text:span text:style-name="T5"> </text:span><text:span text:style-name="T76">die nur die Schlüssel einer Datenstruktur und Initialinhalte aber keine Identifikationsnummer enthalten. Sie werden verwendet um neue Entitäten zu erzeugen.</text:span></text:p>
      <text:h text:style-name="P90" text:outline-level="3"><text:span text:style-name="T5">REST-Anbindung</text:span></text:h>
      <text:p text:style-name="P32"><text:span text:style-name="T42">R</text:span><text:span text:style-name="T5">est Anfragen werden in AngularJS über den im Framework bereits vorhandenen http-Service Realisiert. Welcher XML-Rescoursen und JSON-Rescourcen <text:s/>Verarbeiten kann. Dabei werden diesem Service die REST Methode die er verwenden soll, die ZielURL und die Daten mitgeteilt. Der Service mapped die Daten beim versenden <text:s/>in ein XML und beim Empfangen in ein Java-Script Objekt. </text:span><text:span text:style-name="T47">Um Daten nicht im XML sondern im JSON Format zu versenden muss vorher der Content Type des Service angepasst werden. </text:span></text:p>
      <text:p text:style-name="P32"><text:span text:style-name="T47"/></text:p>
      <text:h text:style-name="P98" text:outline-level="3"><text:soft-page-break/><text:span text:style-name="T5">Weitere verwendete Technologien</text:span></text:h>
      <text:p text:style-name="P31"><text:span text:style-name="T18">D</text:span><text:span text:style-name="T5">ie weiteren verwendeten Technologien beziehen sich alle auf das AngularJS Framework. Als erstes möchte ich auf den ngRepeat Befehl eingehen. Dieser Befehl ist ein Schleifenbefehl der <text:s/>nur im HTML Kontext verwendet werden kann. <text:s/></text:span><text:span text:style-name="T39">Dabei werden strukturierte sich <text:s/>Javascript-Daten-</text:span><text:span text:style-name="T40">Sammlungen</text:span><text:span text:style-name="T39"> abgearbeitet. </text:span><text:span text:style-name="T40">Für jeden Datensatz aus dieser Sammlung wird dabei ein eigenes Template mit eigener $scope Variable erzeugt. </text:span><text:span text:style-name="T41">Eine weitere Schleifenfunktion</text:span><text:span text:style-name="T40"> </text:span><text:span text:style-name="T41">die das AngularJS-Framework anbietet ist die angular.foreach Schleife ,welche wiederum nur im Kontrollercode verwendet werden kann.</text:span><text:span text:style-name="T39"> <text:s/></text:span><text:span text:style-name="T42">Welche einen Iterator für Objekt-Sammlungen bereitstellt dabei können sowohl der Inhalt als auch der Index der Objekte ausgewertet werden. Weiterhin wurden Mausüberwachungs Befehle des Frameworks verwendet , ng-click welches auf einen Mausclick reagiert, ng-mouseover welcher registriert <text:s/>wenn sich der Mauszeiger über einem Element befindet und ng-mouseleave welcher Registriert wenn der Mauszeiger eine Komponente verlässt. </text:span><text:span text:style-name="T43">Ein weitere Wichtige verwendete AngularJS Befehle sind ng-include und ng-class. Der ng-include Befehl ersetzt im AngularJS den HTML include Befehl. Der Include-Befehl des HTML bindet Webseiten oder Webseitenkomponenten in eine bereits vorhandene Webseite ein. Der AngularJS include Befehl erweitert diese Funktion darum das Controller Variablen als zu ladende URL verwendet werden können. Ähnlich <text:s/></text:span><text:span text:style-name="T44">ist der ng-class Befehl welcher <text:s/>ebenfalls den HTML class Befehl auf die gleiche Weise erweitert. Mit diesen beiden Befehlen ist es möglich Verknüpfungen zu HTML Seiten und CSS File Verknüpfungen dynamisch zu jedem Zeitpunkt zu ändern. </text:span><text:span text:style-name="T45">Für die Definition eigener CSS Styles </text:span><text:span text:style-name="T46">wird der ng-styles Befehl verwendet mit dem CSS Befehle mittels Schlüssel Wert zugeordnet <text:s/>werden können oder aus Variablen ausgelesen werden können.</text:span></text:p>
      <text:p text:style-name="P35"><text:span text:style-name="T5"/></text:p>
      <text:h text:style-name="P103" text:outline-level="2"><text:span text:style-name="T5">Die Mainpage</text:span></text:h>
      <text:p text:style-name="P33"><text:span text:style-name="T5">Die Mainpage Hauptseite der Webapplikation bindet die Verwendeten Frameworkmodule, des AngularJS Frameworks und des CSS Frameworks ein. </text:span><text:span text:style-name="T48">Weiterhin bindet sie auch die Dateien für sämtliche AngularJS-Module mit ihren Services und Kontrollern ein und legt die Anordnung und Positionierung aller in der Webapplikation verwendeten Komponenten fest. Sie bildet somit neben ihrer der Aufgabe der Komponentenanordnung auch die Konfigurationsdatei der Webapplikation. </text:span><text:span text:style-name="T57">Sie ist der Äusserste HTML Kontainer der Webanwendung.</text:span><text:span text:style-name="T48"> Die Hauptseite verwendet </text:span><text:span text:style-name="T51">drei</text:span><text:span text:style-name="T49"> Module das mainPageController, </text:span><text:span text:style-name="T51">das Bankapp </text:span><text:span text:style-name="T49"><text:s/>und das bankStyle Modul. </text:span><text:span text:style-name="T50">Das Bankapp Module ist ein Verknüpfungsmodul das von </text:span><text:span text:style-name="T51">einigen</text:span><text:span text:style-name="T50"> anderen Modulen des Projekts Injektet ist. Es wird nur dafür genutzt ,d</text:span><text:span text:style-name="T51">amit</text:span><text:span text:style-name="T50"> alle </text:span><text:soft-page-break/><text:span text:style-name="T50">Module für die Mainpage mit einem Modul Initialisiert werden können. </text:span><text:span text:style-name="T51">Aus dem MainPageController Module werden </text:span><text:span text:style-name="T52">werden die Kontroller titleCtrl, headerComponentCtrl, sidebarComponentCtrl, sidebarComponentCtrl, und subpageComponentCtrl verwendet.</text:span></text:p>
      <text:list xml:id="list1177737302512438019" text:style-name="L4">
        <text:list-item>
          <text:p text:style-name="P36"><text:span text:style-name="T52">T</text:span><text:span text:style-name="T5">itleCtrl: Stellt den Title der Webseite zu Verfügung, dafür wird die Data Variable des des Mainepageservice überwachten.</text:span></text:p>
        </text:list-item>
        <text:list-item>
          <text:p text:style-name="P36"><text:span text:style-name="T5"><text:s/>Die </text:span><text:span text:style-name="T54">Komponenten</text:span><text:span text:style-name="T5"> Kontroller: bezeichnet mit *ComponentCtrl. Sie sind Datenhaltekontroller welche Variablen mit den URL's der Komponenten beinhalten. Der subpageComponentCtrl hat zusätzlich zu seiner Variablen noch eine Überwachung des Mainepageservice um die später beschriebenen Austauschkomponenten der ersten Stufe Dynamisch laden zu können</text:span></text:p>
          <text:p text:style-name="P36"><text:span text:style-name="T5"/></text:p>
        </text:list-item>
      </text:list>
      <text:h text:style-name="P102" text:outline-level="2"><text:span text:style-name="T5">Wiederkehrende Komponenten</text:span></text:h>
      <text:p text:style-name="P34"><text:span text:style-name="T18">A</text:span><text:span text:style-name="T5">ls wiederkehrende Komponenten werden Komponenten der Webapplikation bezeichnet die auf jeder Ansicht der Webapplikation angezeigt und sind somit Statische Komponenten. Weiterhin ist eine der Anforderung an diese Komponenten das sie je nach Anforderungen Daten an andere Komponenten senden und empfangen können. Jede dieser Komponenten verfügt über ein Eigenes HTML Template und ein bis mehrere Controller und Services.</text:span></text:p>
      <text:p text:style-name="P34"><text:span text:style-name="T5"/></text:p>
      <text:h text:style-name="P92" text:outline-level="3"><text:span text:style-name="T18">H</text:span><text:span text:style-name="T5">eader</text:span></text:h>
      <text:p text:style-name="P37"><text:span text:style-name="T56">D</text:span><text:span text:style-name="T5">ie Header Komponente der Applikation beinhaltet das Logo und den momentanen Webseitentitel. <text:s/></text:span><text:span text:style-name="T62">Der Webseitentitel wird aus der Data Variable des </text:span><text:span text:style-name="T89">mainPageS</text:span><text:span text:style-name="T62">ervice ausgelesen. Das Logo ist eine statische Image Recourse.</text:span></text:p>
      <text:p text:style-name="P67"><text:span text:style-name="T56"/></text:p>
      <text:h text:style-name="P92" text:outline-level="3"><text:span text:style-name="T18">S</text:span><text:span text:style-name="T5">earchbar </text:span><text:span text:style-name="T58">und Breadcrum</text:span></text:h>
      <text:p text:style-name="P43"><text:span text:style-name="T56">D</text:span><text:span text:style-name="T5">ie Searchbar und Breadcrumleiste wird rein Stilistisch als eine Komponente zusammengefasst, auf der Funktionellen Seite besitzen sowohl die Suche als auch die Breadcrums eine eigenes Modul. Das Modul der Suche, das </text:span><text:span text:style-name="T89">bankapp.search</text:span><text:span text:style-name="T5"> Modul, </text:span><text:span text:style-name="T63">nutzt den Kontroller der auf Sucheingaben reagiert und an den searchService weitergibt , welcher die Sucheingabe für andere Module bereitstellt. Die Breadcrumanzeige nutzt das breadcrumController Module welches alle vier Stufen der Breadcrumleiste im breadcrumCtrl </text:span><text:span text:style-name="T64">aus dem BreadcrumService ausliest. Dieser zugehörige Service ermöglicht es dem Module </text:span><text:soft-page-break/><text:span text:style-name="T64">auf Änderungen aus anderen Modulen zu reagieren. </text:span></text:p>
      <text:p text:style-name="P43"><text:span text:style-name="T64"/></text:p>
      <text:h text:style-name="P92" text:outline-level="3"><text:span text:style-name="T18">S</text:span><text:span text:style-name="T5">idebar</text:span></text:h>
      <text:p text:style-name="P44"><text:span text:style-name="T56">D</text:span><text:span text:style-name="T5">ie Sidebar ist d</text:span><text:span text:style-name="T67">ie Komponente</text:span><text:span text:style-name="T5"> der Webapplikation, welches die Einzelnen Austauschbaren Komponenten der ersten Stufe steuert. Die genutzten Kontroller und Services dafür befinden sich im mainPageController Modul. Sie sind diesem Modul zugeordnet ,weil die hier vollzogenen Änderungen durch den mainpageService auch Einfluss auf die Mainpage direkt, den Header und <text:s/>den in der Mainpage verwendeten <text:s/></text:span><text:span text:style-name="T59">subpageComponentCtrl </text:span><text:span text:style-name="T5">haben. </text:span><text:span text:style-name="T65">Für die Sidebar direkt ist der sidebarCtrl zuständig, dieser enthält eine Datenstruktur der für die <text:s/></text:span><text:span text:style-name="T5">Austauschbaren Komponenten der ersten Stufe </text:span><text:span text:style-name="T65">sogenannte Topics anlegt. Ein Topic besitzt eine ID, einen Namen, die Momentane Ausprägung seiner Anzeige,das zugeordnete Icon und die URL der Austauschbaren Komponente. Diese Topics werden an die </text:span><text:span text:style-name="T66">V</text:span><text:span text:style-name="T65">ariablen des Mainpageservice weitergesendet und dienen zur Anzeige der Sidebarbausteine.</text:span></text:p>
      <text:h text:style-name="P102" text:outline-level="2"><text:span text:style-name="T5">Austauschbare Komponenten</text:span></text:h>
      <text:p text:style-name="P68"><text:span text:style-name="T18"/></text:p>
      <text:h text:style-name="P94" text:outline-level="3"><text:span text:style-name="T59">G</text:span><text:span text:style-name="T5">rundkomponenten</text:span></text:h>
      <text:p text:style-name="P56"><text:span text:style-name="T18">W</text:span><text:span text:style-name="T5">ie schon aus der Analyse ersichtlich handelt es sich bei den </text:span><text:span text:style-name="T86">Grundkomponenten</text:span><text:span text:style-name="T5"> um Übersichten von Daten, um auswählen zu können welche Daten manipuliert angezeigt neu erstellt oder gelöscht werden sollen. Dabei wird jeder </text:span><text:span text:style-name="T86">Grundkomponente</text:span><text:span text:style-name="T5"> ein Modul zugeordnet. Dieses Modul enthält </text:span><text:span text:style-name="T71">immer mehrere Controller . Einen der die Komponente mit den Erweiterungskomponenten verknüpft und die aktuell gewünschte Komponente an die View weiterleitet und austauscht. Einen der die anzuzeigenden Daten der Übersicht vom Server erfragt und auswertet, bei der Auswertung der Daten werden diese noch durch die im Searchservice vorhandenen Daten gefiltert. Alle weiteren Kontroller der Module steuern Funktionen in den Erweiterungskomponenten und werden in ihrer Funktionsweise dort erklärt.</text:span></text:p>
      <text:h text:style-name="P108" text:outline-level="4"><text:span text:style-name="T5">Entitäten</text:span></text:h>
      <text:list xml:id="list7448093049600801109" text:style-name="L8">
        <text:list-item>
          <text:p text:style-name="P38"><text:span text:style-name="T60">B</text:span><text:span text:style-name="T5">ank </text:span><text:span text:style-name="T72">(zugehörige HTML-Seite bankOverView) Diese Komponente wird mit der Erweiterungskomponente Bankmanipulation verknüpft.</text:span></text:p>
        </text:list-item>
        <text:list-item>
          <text:p text:style-name="P39"><text:span text:style-name="T72">Kunde</text:span><text:span text:style-name="T5"> </text:span><text:span text:style-name="T72">(zugehörige HTML-Seite customerOverView) Diese Komponente wird mit der Erweiterungskomponente Kundenmanipulation verknüpft.</text:span></text:p>
        </text:list-item>
        <text:list-item>
          <text:p text:style-name="P39"><text:soft-page-break/><text:span text:style-name="T5">Account </text:span><text:span text:style-name="T72">(zugehörige HTML-Seite accountOverView) <text:s/>Diese Komponente wird mit den Erweiterungskomponenten der Accounterstellung und Accountanzeige verknüpft</text:span></text:p>
          <text:p text:style-name="P38"><text:span text:style-name="T5"/></text:p>
        </text:list-item>
      </text:list>
      <text:h text:style-name="P108" text:outline-level="4"><text:span text:style-name="T5">Überweisung</text:span></text:h>
      <text:p text:style-name="P79"><text:span text:style-name="T60">D</text:span><text:span text:style-name="T5">ie Grundkomponente der Überweisung nutzt zur Datenauswahl die Grundkomponente der Accountübersicht nach, da zum erstellen einer Überweisung immer erst das zugehörige Konto ausgewählt werden muss. Die Überweisung selbst ist nur als Buchungszeile dieses Accounts später sichtbar. Diese Komponente (zugehörige HTML-Seite transferOverView) ist mit der Erweiterungskomponente der Überweisung verknüpft.</text:span></text:p>
      <text:h text:style-name="P94" text:outline-level="3"><text:span text:style-name="T5">Erweiterungskomponenten</text:span></text:h>
      <text:p text:style-name="P57"><text:span text:style-name="T59">D</text:span><text:span text:style-name="T5">ie Erweiterungskomponenten sind Eingabemasken und Anzeigedaten eines Konkreten Datensatzes und der Damit verknüpften Daten.</text:span></text:p>
      <text:h text:style-name="P109" text:outline-level="4"><text:span text:style-name="T59">E</text:span><text:span text:style-name="T5">ntitäten</text:span></text:h>
      <text:list xml:id="list232605775179627" text:continue-numbering="true" text:style-name="L8">
        <text:list-item>
          <text:p text:style-name="P40"><text:span text:style-name="T60">B</text:span><text:span text:style-name="T5">ank </text:span><text:span text:style-name="T72">(zugehörige HTML-Seite </text:span><text:span text:style-name="T76">b</text:span><text:span text:style-name="T73">ank</text:span><text:span text:style-name="T76">M</text:span><text:span text:style-name="T73">anipulate</text:span><text:span text:style-name="T72">) </text:span><text:span text:style-name="T78">Die Banken Erweiterungsansicht</text:span><text:span text:style-name="T72"> </text:span><text:span text:style-name="T73">nutzt nur einen Kontroller um die Bankdaten </text:span><text:span text:style-name="T74">abzufragen </text:span><text:span text:style-name="T73">zu erstellen, zu verändern und zu löschen. </text:span><text:span text:style-name="T74">Bei </text:span><text:span text:style-name="T88">der A</text:span><text:span text:style-name="T74">bfrage der Daten werden die Anzahl der zugehörigen Kunden und Accounts ausgelesen. </text:span><text:span text:style-name="T75">Beim Speichern der Daten unterscheidet der Controller selbständig anhand der ID ob die Daten einer vorhandene Bank überschrieben oder eine neue Bank erstellt werden muss. Um eine neue Bank zu erstellen nutzt der Kontoller ein BankStub, eine Datenstruktur die bereits mit den Schlüsseln der in der Entität Bank ohne Konkreten Inhalt beschrieben wurde. Dabei werden aber die ID Daten wegelassen da diese beim speichern vom Server selbständig vergeben werden alle anderen Daten können dann über die Benutzereingabe vervollständigt werden. Zum erstellen eines neuen Kontakts wird ebenfalls ein </text:span><text:span text:style-name="T76">Datens</text:span><text:span text:style-name="T75">tub verwendet, </text:span><text:span text:style-name="T77">wobei dieser beim erstellen eines neuen Kontakts in die Bankdaten eingefügt wird</text:span><text:span text:style-name="T75">. </text:span><text:span text:style-name="T77">Dieses einfügen ist mit dem push Befehl möglich da Angularjs sämtliche Daten als Arreys verwenden kann</text:span></text:p>
        </text:list-item>
        <text:list-item>
          <text:p text:style-name="P41"><text:span text:style-name="T76">Kunde</text:span><text:span text:style-name="T5"> </text:span><text:span text:style-name="T72">(zugehörige HTML-Seite </text:span><text:span text:style-name="T76">customerM</text:span><text:span text:style-name="T73">anipulate</text:span><text:span text:style-name="T72">) </text:span><text:span text:style-name="T79">Die Kundenerweite</text:span><text:span text:style-name="T81">r</text:span><text:span text:style-name="T79">ungskomponente nutzt genau wie die der Bank nur einen Kontroller zur Umsetzung seiner Funktionen. </text:span><text:span text:style-name="T80">Fordert aber über einen gefilterten Aufruf die Kontengrundkomponente als Teilansicht an. In dieser Teilansicht werden dann die zum Kunden gehörenden Konten angezeigt. Das speichern und die Eingabe der Daten </text:span><text:soft-page-break/><text:span text:style-name="T80">erfolgt nach dem gleichem Prinzip wie bei der Speicherung einer Bank.</text:span></text:p>
        </text:list-item>
        <text:list-item>
          <text:p text:style-name="P42"><text:span text:style-name="T5">Account </text:span><text:span text:style-name="T72">(zugehörige HTML-Seite</text:span><text:span text:style-name="T76">n</text:span><text:span text:style-name="T72"> </text:span><text:span text:style-name="T76">accountM</text:span><text:span text:style-name="T73">anipulate </text:span><text:span text:style-name="T76">und newAccount</text:span><text:span text:style-name="T72">) </text:span><text:span text:style-name="T82">Dem Account sind zwei Erweiterungskomponenten zugeordnet eine zum Anzeigen un</text:span><text:span text:style-name="T84">d</text:span><text:span text:style-name="T82"> Löschen eines Kontos und eine zum neu erstellen eines Kontos.</text:span></text:p>
        </text:list-item>
      </text:list>
      <text:p text:style-name="P69"><text:span text:style-name="T61"/></text:p>
      <text:h text:style-name="P110" text:outline-level="4"><text:span text:style-name="T59"><text:s/></text:span><text:span text:style-name="T61">Überweisung</text:span></text:h>
      <text:p text:style-name="P61"><text:span text:style-name="T18"/></text:p>
      <text:h text:style-name="P105" text:outline-level="2"><text:span text:style-name="T5">Services </text:span><text:span text:style-name="T55">der Webapplikation</text:span></text:h>
      <text:p text:style-name="P59"><text:span text:style-name="T55">D</text:span><text:span text:style-name="T5">ie Services der Webapplikation verbinden die Komponenten untereinander </text:span><text:span text:style-name="T85">oder stellen Komponentenunabhängige Funktionen zur </text:span><text:span text:style-name="T87">V</text:span><text:span text:style-name="T85">erfügung. </text:span></text:p>
      <text:h text:style-name="P102" text:outline-level="2"><text:span text:style-name="T5">Interne Verknüpfungen</text:span></text:h>
      <text:p text:style-name="P75"><text:span text:style-name="T18">D</text:span><text:span text:style-name="T5">ieses Kapitel widmet sich den Wechselwirkungen </text:span><text:span text:style-name="T87">der Ausprägungen der Austauschkomponenten,</text:span><text:span text:style-name="T5">der Grund- und Erweiterungskomponenten untereinander.</text:span></text:p>
      <text:h text:style-name="P85" text:outline-level="3"><text:span text:style-name="T5">Anzeige-Verknüpfungen</text:span></text:h>
      <text:p text:style-name="P75"><text:span text:style-name="T18">A</text:span><text:span text:style-name="T5">nzeigeverknüpfungen beschreiben die Nutzung von schon zuvor Erstellten Ansichten als Teil einer neuen Ansicht. Dabei werden diese zuvor erstellten und genutzten Ansichten in Form eines Templates als Webseitenteil geladen. </text:span><text:span text:style-name="T85">Dabei werden diese Ansichten aufgrund des Aufrufpunktes gefiltert.</text:span></text:p>
      <text:h text:style-name="P86" text:outline-level="3"><text:span text:style-name="T83">direkte Weiterleitungen</text:span></text:h>
      <text:p text:style-name="P75"><text:span text:style-name="T83">D</text:span><text:span text:style-name="T5">ie direkte Weiterleitung findet immer zwischen einer Grund- und einer Erweiterungskomponente statt, </text:span><text:span text:style-name="T85">dabei wird anhand der Auswahl in der Grundkomponente bestimmt welche Erweiterungskomponente zu laden ist und welcher Entität diese </text:span><text:span text:style-name="T87">m</text:span><text:span text:style-name="T85">it Daten befüllt.</text:span></text:p>
      <text:h text:style-name="P87" text:outline-level="3"><text:span text:style-name="T83">indirekte </text:span><text:span text:style-name="T5">Weiterleitungen</text:span></text:h>
      <text:p text:style-name="P76"><text:span text:style-name="T18">B</text:span><text:span text:style-name="T5">ei der Indirekten Weiterleitung werden Grundkomponenten geladen die Anhand einer zuvor getroffenen Entitätenauswahl durch Filterung nur von dieser Entität abhängige Entitäten anzeigen. </text:span></text:p>
      <text:h text:style-name="P104" text:outline-level="2"><text:soft-page-break/><text:span text:style-name="T5">Webseitenstil</text:span></text:h>
      <text:p text:style-name="P70"><text:span text:style-name="T53"/></text:p>
      <text:h text:style-name="P91" text:outline-level="3"><text:span text:style-name="T5">Zentralisierung</text:span></text:h>
      <text:p text:style-name="P77"><text:span text:style-name="T5">Aufgrund sich </text:span></text:p>
      <text:h text:style-name="P91" text:outline-level="3"><text:span text:style-name="T18">K</text:span><text:span text:style-name="T5">omponenten</text:span></text:h>
      <text:p text:style-name="P70"><text:span text:style-name="T53"/></text:p>
      <text:h text:style-name="P102" text:outline-level="2"><text:span text:style-name="T5">Endergebniss</text:span></text:h>
      <text:p text:style-name="P68"><text:span text:style-name="T18"/></text:p>
      <text:h text:style-name="P85" text:outline-level="3"><text:span text:style-name="T5">Technisch</text:span></text:h>
      <text:p text:style-name="P68"><text:span text:style-name="T18"/></text:p>
      <text:h text:style-name="P85" text:outline-level="3"><text:span text:style-name="T5">Visuell</text:span></text:h>
      <text:p text:style-name="P68"><text:span text:style-name="T18"/></text:p>
      <text:h text:style-name="P112" text:outline-level="1"><text:span text:style-name="T5">Ausblick</text:span></text:h>
      <text:p text:style-name="P68"><text:span text:style-name="T18"/></text:p>
      <text:h text:style-name="P102" text:outline-level="2"><text:span text:style-name="T5">Übersichten alternative</text:span></text:h>
      <text:p text:style-name="P68"><text:span text:style-name="T18"/></text:p>
      <text:h text:style-name="P102" text:outline-level="2"><text:span text:style-name="T5">Eingabe Validierung</text:span></text:h>
      <text:p text:style-name="P68"><text:span text:style-name="T18"/></text:p>
      <text:h text:style-name="P102" text:outline-level="2"><text:span text:style-name="T5">Eingabe Templatisierung</text:span></text:h>
      <text:p text:style-name="P68"><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Tahoma, Helvetica, FreeSans, sans-serif"/>
    <style:font-face style:name="Arial2" svg:font-family="Arial, Tahoma, Verdana, Helvetica, sans-serif"/>
    <style:font-face style:name="Calibri" svg:font-family="Calibri, Helvetica, Arial, sans-serif"/>
    <style:font-face style:name="Helvetica Neue" svg:font-family="'Helvetica Neue', Helvetica, Arial, sans-serif"/>
    <style:font-face style:name="Tahoma1" svg:font-family="Tahoma"/>
    <style:font-face style:name="Verdana" svg:font-family="Verdana, Arial, sans-serif"/>
    <style:font-face style:name="sans-serif" svg:font-family="sans-serif"/>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35in" fo:margin-bottom="0.8in" fo:margin-left="1.3799in" fo:margin-right="0.5902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12H53M52S</meta:editing-duration>
    <meta:editing-cycles>156</meta:editing-cycles>
    <meta:generator>LibreOffice/4.2.1.1$Windows_x86 LibreOffice_project/d7dbbd7842e6a58b0f521599204e827654e1fb8b</meta:generator>
    <dc:date>2015-01-26T23:26:05.677000000</dc:date>
    <meta:document-statistic meta:table-count="1" meta:image-count="0" meta:object-count="0" meta:page-count="22" meta:paragraph-count="189" meta:word-count="4528" meta:character-count="34338" meta:non-whitespace-character-count="30027"/>
    <meta:user-defined meta:name="Info 1"/>
    <meta:user-defined meta:name="Info 2"/>
    <meta:user-defined meta:name="Info 3"/>
    <meta:user-defined meta:name="Info 4"/>
  </office:meta>
</office:document-meta>
</file>